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StrongEmphasis" style:family="text">
      <style:text-properties style:font-name="Bitstream Vera Sans" style:font-name-complex="Tahoma" fo:font-size="11pt" style:font-size-asian="11pt" style:font-size-complex="11pt"/>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 style:parent-style-name="Textbody" style:family="paragraph">
      <style:paragraph-properties fo:text-align="justify" fo:margin-bottom="0in" fo:line-height="150%"/>
    </style:style>
    <style:style style:name="T2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7" style:parent-style-name="Textbody" style:family="paragraph">
      <style:paragraph-properties fo:text-align="justify" fo:margin-bottom="0in" fo:line-height="150%"/>
    </style:style>
    <style:style style:name="P38" style:parent-style-name="Textbody" style:family="paragraph">
      <style:paragraph-properties fo:text-align="justify" fo:margin-bottom="0in" fo:line-height="100%"/>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6" style:parent-style-name="StrongEmphasis" style:family="text">
      <style:text-properties style:font-name="Bitstream Vera Sans" style:font-name-complex="Tahoma" fo:font-size="11pt" style:font-size-asian="11pt" style:font-size-complex="11pt"/>
    </style:style>
    <style:style style:name="T4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8" style:parent-style-name="StrongEmphasis" style:family="text">
      <style:text-properties style:font-name="Bitstream Vera Sans" style:font-name-complex="Tahoma" fo:font-size="11pt" style:font-size-asian="11pt" style:font-size-complex="11pt"/>
    </style:style>
    <style:style style:name="T4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3" style:parent-style-name="StrongEmphasis" style:family="text">
      <style:text-properties style:font-name="Bitstream Vera Sans" style:font-name-complex="Tahoma" fo:font-size="11pt" style:font-size-asian="11pt" style:font-size-complex="11pt"/>
    </style:style>
    <style:style style:name="T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6"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57"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58" style:parent-style-name="Textbody" style:family="paragraph">
      <style:paragraph-properties fo:text-align="justify" fo:margin-bottom="0in" fo:line-height="150%"/>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 style:parent-style-name="StrongEmphasis" style:family="text">
      <style:text-properties style:font-name="Bitstream Vera Sans" style:font-name-complex="Tahoma" fo:font-size="11pt" style:font-size-asian="11pt" style:font-size-complex="11pt"/>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69" style:parent-style-name="Textbody" style:family="paragraph">
      <style:paragraph-properties fo:text-align="justify" fo:margin-bottom="0in" fo:line-height="150%" fo:margin-left="2.4618in" fo:text-indent="0.4923in">
        <style:tab-stops/>
      </style:paragraph-properties>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3" style:parent-style-name="Textbody" style:family="paragraph">
      <style:paragraph-properties fo:text-align="justify" fo:margin-bottom="0in" fo:line-height="150%"/>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7" style:parent-style-name="StrongEmphasis" style:family="text">
      <style:text-properties style:font-name="Bitstream Vera Sans" style:font-name-complex="Tahoma" fo:font-size="11pt" style:font-size-asian="11pt" style:font-size-complex="11pt"/>
    </style:style>
    <style:style style:name="T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1" style:parent-style-name="VarsayılanParagrafYazıTipi" style:family="text">
      <style:text-properties style:font-name="Bitstream Vera Sans" style:font-name-complex="Tahoma" fo:font-size="11pt" style:font-size-asian="11pt" style:font-size-complex="11pt"/>
    </style:style>
    <style:style style:name="P92" style:parent-style-name="Textbody" style:family="paragraph">
      <style:paragraph-properties fo:text-align="justify" fo:margin-bottom="0in" fo:line-height="150%"/>
    </style:style>
    <style:style style:name="T9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12" style:parent-style-name="Textbody" style:family="paragraph">
      <style:paragraph-properties fo:text-align="justify" fo:margin-bottom="0in" fo:line-height="100%"/>
    </style:style>
    <style:style style:name="T1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8" style:parent-style-name="Textbody" style:family="paragraph">
      <style:paragraph-properties fo:text-align="justify" fo:margin-bottom="0in" fo:line-height="100%"/>
      <style:text-properties fo:font-size="10pt" style:font-size-asian="10pt" style:font-size-complex="10pt"/>
    </style:style>
    <style:style style:name="P139" style:parent-style-name="Textbody" style:family="paragraph">
      <style:paragraph-properties fo:text-align="justify" fo:margin-bottom="0in" fo:line-height="100%"/>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4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43" style:parent-style-name="Textbody" style:family="paragraph">
      <style:paragraph-properties fo:text-align="justify" fo:margin-bottom="0in" fo:line-height="100%"/>
    </style:style>
    <style:style style:name="T1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style:text-position="super 63.6%"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T154" style:parent-style-name="VarsayılanParagrafYazıTipi" style:family="text">
      <style:text-properties style:font-name="Bitstream Vera Sans" style:font-name-complex="Tahoma" fo:font-size="11pt" style:font-size-asian="11pt" style:font-size-complex="11pt"/>
    </style:style>
    <style:style style:name="T155" style:parent-style-name="VarsayılanParagrafYazıTipi" style:family="text">
      <style:text-properties style:font-name="Bitstream Vera Sans" style:font-name-complex="Tahoma" fo:font-size="11pt" style:font-size-asian="11pt" style:font-size-complex="11pt"/>
    </style:style>
    <style:style style:name="T156" style:parent-style-name="VarsayılanParagrafYazıTipi" style:family="text">
      <style:text-properties style:font-name="Bitstream Vera Sans" style:font-name-complex="Tahoma"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style>
    <style:style style:name="T160" style:parent-style-name="VarsayılanParagrafYazıTipi" style:family="text">
      <style:text-properties style:font-name="Bitstream Vera Sans" style:font-name-complex="Tahoma" fo:font-size="11pt" style:font-size-asian="11pt" style:font-size-complex="11pt"/>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style>
    <style:style style:name="P163" style:parent-style-name="Textbody" style:family="paragraph">
      <style:paragraph-properties fo:text-align="justify" fo:margin-bottom="0in" fo:line-height="100%"/>
    </style:style>
    <style:style style:name="T1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style>
    <style:style style:name="T168" style:parent-style-name="VarsayılanParagrafYazıTipi" style:family="text">
      <style:text-properties style:font-name="Bitstream Vera Sans" style:font-name-complex="Tahoma"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P207" style:parent-style-name="Textbody" style:family="paragraph">
      <style:paragraph-properties fo:text-align="justify" fo:margin-bottom="0in" fo:line-height="100%"/>
    </style:style>
    <style:style style:name="T2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9" style:parent-style-name="StrongEmphasis" style:family="text">
      <style:text-properties style:font-name="Bitstream Vera Sans" style:font-name-complex="Tahoma" fo:font-size="11pt" style:font-size-asian="11pt" style:font-size-complex="11pt"/>
    </style:style>
    <style:style style:name="T2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style:text-position="super 63.6%" fo:font-size="11pt" style:font-size-asian="11pt" style:font-size-complex="11pt"/>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StrongEmphasis" style:family="text">
      <style:text-properties style:font-name="Bitstream Vera Sans" style:font-name-complex="Tahoma" fo:font-size="11pt" style:font-size-asian="11pt" style:font-size-complex="11pt"/>
    </style:style>
    <style:style style:name="T2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VarsayılanParagrafYazıTipi" style:family="text">
      <style:text-properties style:font-name="Bitstream Vera Sans" style:font-name-complex="Tahoma"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P247" style:parent-style-name="Textbody" style:family="paragraph">
      <style:paragraph-properties fo:text-align="justify" fo:margin-bottom="0in" fo:line-height="100%"/>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9" style:parent-style-name="StrongEmphasis" style:family="text">
      <style:text-properties style:font-name="Bitstream Vera Sans" style:font-name-complex="Tahoma"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P259" style:parent-style-name="Textbody" style:family="paragraph">
      <style:paragraph-properties fo:text-align="justify" fo:margin-bottom="0in" fo:line-height="100%"/>
    </style:style>
    <style:style style:name="T260" style:parent-style-name="StrongEmphasis" style:family="text">
      <style:text-properties style:font-name="Bitstream Vera Sans" style:font-name-complex="Tahoma" fo:font-size="11pt" style:font-size-asian="11pt" style:font-size-complex="11pt"/>
    </style:style>
    <style:style style:name="T2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style:text-position="super 63.6%" fo:font-size="11pt" style:font-size-asian="11pt" style:font-size-complex="11pt"/>
    </style:style>
    <style:style style:name="P275" style:parent-style-name="Textbody" style:family="paragraph">
      <style:paragraph-properties fo:text-align="justify" fo:margin-bottom="0in" fo:line-height="100%"/>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3" style:parent-style-name="Textbody" style:family="paragraph">
      <style:paragraph-properties fo:text-align="justify" fo:margin-bottom="0in" fo:line-height="100%"/>
    </style:style>
    <style:style style:name="P294" style:parent-style-name="Textbody" style:family="paragraph">
      <style:paragraph-properties fo:text-align="justify" fo:margin-bottom="0in" fo:line-height="100%"/>
    </style:style>
    <style:style style:name="T295" style:parent-style-name="StrongEmphasis" style:family="text">
      <style:text-properties style:font-name="Bitstream Vera Sans" style:font-name-complex="Tahoma" fo:font-size="11pt" style:font-size-asian="11pt" style:font-size-complex="11pt"/>
    </style:style>
    <style:style style:name="P296" style:parent-style-name="Textbody" style:family="paragraph">
      <style:paragraph-properties fo:text-align="justify" fo:margin-bottom="0in" fo:line-height="100%"/>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7" style:parent-style-name="Textbody" style:family="paragraph">
      <style:paragraph-properties fo:text-align="justify" fo:margin-bottom="0in" fo:line-height="100%"/>
    </style:style>
    <style:style style:name="T3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style:text-position="super 63.6%" fo:font-size="11pt" style:font-size-asian="11pt" style:font-size-complex="11pt"/>
    </style:style>
    <style:style style:name="P312" style:parent-style-name="Textbody" style:family="paragraph">
      <style:paragraph-properties fo:text-align="justify" fo:margin-bottom="0in" fo:line-height="100%"/>
    </style:style>
    <style:style style:name="T313" style:parent-style-name="StrongEmphasis" style:family="text">
      <style:text-properties style:font-name="Bitstream Vera Sans" style:font-name-complex="Tahoma" fo:font-size="11pt" style:font-size-asian="11pt" style:font-size-complex="11pt"/>
    </style:style>
    <style:style style:name="T3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9" style:parent-style-name="Standard" style:family="paragraph">
      <style:paragraph-properties fo:text-align="justify"/>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T328" style:parent-style-name="VarsayılanParagrafYazıTipi" style:family="text">
      <style:text-properties style:font-name="Bitstream Vera Sans" style:font-name-complex="Tahoma"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P332" style:parent-style-name="Standard" style:family="paragraph">
      <style:paragraph-properties fo:text-align="justify"/>
    </style:style>
    <style:style style:name="T3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T338" style:parent-style-name="VarsayılanParagrafYazıTipi"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P341" style:parent-style-name="Standard" style:family="paragraph">
      <style:paragraph-properties fo:text-align="justify"/>
    </style:style>
    <style:style style:name="T3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T348" style:parent-style-name="VarsayılanParagrafYazıTipi"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P351" style:parent-style-name="Standard" style:family="paragraph">
      <style:paragraph-properties fo:text-align="justify"/>
    </style:style>
    <style:style style:name="T3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P356" style:parent-style-name="Standard" style:family="paragraph">
      <style:paragraph-properties fo:text-align="justify"/>
    </style:style>
    <style:style style:name="T3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8" style:parent-style-name="VarsayılanParagrafYazıTipi" style:family="text">
      <style:text-properties style:font-name="Bitstream Vera Sans" style:font-name-complex="Tahoma" fo:font-size="11pt" style:font-size-asian="11pt" style:font-size-complex="11pt"/>
    </style:style>
    <style:style style:name="T3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style:text-position="super 63.6%" fo:font-size="11pt" style:font-size-asian="11pt" style:font-size-complex="11pt"/>
    </style:style>
    <style:style style:name="P362" style:parent-style-name="Textbody" style:family="paragraph">
      <style:paragraph-properties fo:text-align="justify" fo:margin-bottom="0in" fo:line-height="100%"/>
    </style:style>
    <style:style style:name="T3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style:text-position="super 63.6%" fo:font-size="11pt" style:font-size-asian="11pt" style:font-size-complex="11pt"/>
    </style:style>
    <style:style style:name="P369" style:parent-style-name="Textbody" style:family="paragraph">
      <style:paragraph-properties fo:text-align="justify" fo:margin-bottom="0in" fo:line-height="100%"/>
    </style:style>
    <style:style style:name="T3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1" style:parent-style-name="Textbody" style:family="paragraph">
      <style:paragraph-properties fo:text-align="justify" fo:margin-bottom="0in" fo:line-height="100%"/>
    </style:style>
    <style:style style:name="T382" style:parent-style-name="StrongEmphasis" style:family="text">
      <style:text-properties style:font-name="Bitstream Vera Sans" style:font-name-complex="Tahoma" fo:font-size="11pt" style:font-size-asian="11pt" style:font-size-complex="11pt" style:language-asian="tr" style:country-asian="TR"/>
    </style:style>
    <style:style style:name="T3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9" style:parent-style-name="Textbody" style:family="paragraph">
      <style:paragraph-properties fo:text-align="justify" fo:margin-bottom="0in" fo:line-height="100%"/>
    </style:style>
    <style:style style:name="T390" style:parent-style-name="StrongEmphasis"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99" style:parent-style-name="Standard" style:family="paragraph">
      <style:paragraph-properties fo:widows="0" fo:orphans="0" fo:text-align="justify"/>
    </style:style>
    <style:style style:name="T4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1" style:parent-style-name="VarsayılanParagrafYazıTipi" style:family="text">
      <style:text-properties style:font-name="Bitstream Vera Sans" style:font-name-complex="Tahoma" fo:font-size="11pt" style:font-size-asian="11pt" style:font-size-complex="11pt"/>
    </style:style>
    <style:style style:name="P402" style:parent-style-name="Standard" style:family="paragraph">
      <style:paragraph-properties fo:widows="0" fo:orphans="0" fo:text-align="justify"/>
    </style:style>
    <style:style style:name="T4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P410" style:parent-style-name="Standard" style:family="paragraph">
      <style:paragraph-properties fo:widows="0" fo:orphans="0" fo:text-align="justify"/>
    </style:style>
    <style:style style:name="T4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VarsayılanParagrafYazıTipi" style:family="text">
      <style:text-properties style:font-name="Bitstream Vera Sans" style:font-name-complex="Tahoma"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T415" style:parent-style-name="VarsayılanParagrafYazıTipi" style:family="text">
      <style:text-properties style:font-name="Bitstream Vera Sans" style:font-name-complex="Tahoma" fo:font-size="11pt" style:font-size-asian="11pt" style:font-size-complex="11pt"/>
    </style:style>
    <style:style style:name="T416" style:parent-style-name="VarsayılanParagrafYazıTipi" style:family="text">
      <style:text-properties style:font-name="Bitstream Vera Sans" style:font-name-complex="Tahoma" fo:font-size="11pt" style:font-size-asian="11pt" style:font-size-complex="11pt"/>
    </style:style>
    <style:style style:name="T417" style:parent-style-name="VarsayılanParagrafYazıTipi" style:family="text">
      <style:text-properties style:font-name="Bitstream Vera Sans" style:font-name-complex="Tahoma" fo:font-size="11pt" style:font-size-asian="11pt" style:font-size-complex="11pt"/>
    </style:style>
    <style:style style:name="T418" style:parent-style-name="VarsayılanParagrafYazıTipi" style:family="text">
      <style:text-properties style:font-name="Bitstream Vera Sans" style:font-name-complex="Tahoma"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P421" style:parent-style-name="Standard" style:family="paragraph">
      <style:paragraph-properties fo:widows="0" fo:orphans="0" fo:text-align="justify"/>
    </style:style>
    <style:style style:name="T4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3" style:parent-style-name="VarsayılanParagrafYazıTipi" style:family="text">
      <style:text-properties style:font-name="Bitstream Vera Sans" style:font-name-complex="Tahoma" fo:font-size="11pt" style:font-size-asian="11pt" style:font-size-complex="11pt"/>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style>
    <style:style style:name="T426" style:parent-style-name="VarsayılanParagrafYazıTipi" style:family="text">
      <style:text-properties style:font-name="Bitstream Vera Sans" style:font-name-complex="Tahoma" style:text-position="super 63.6%" fo:font-size="11pt" style:font-size-asian="11pt" style:font-size-complex="11pt"/>
    </style:style>
    <style:style style:name="P427" style:parent-style-name="Standard" style:family="paragraph">
      <style:paragraph-properties fo:widows="0" fo:orphans="0" fo:text-align="justify"/>
    </style:style>
    <style:style style:name="T4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VarsayılanParagrafYazıTipi" style:family="text">
      <style:text-properties style:font-name="Bitstream Vera Sans" style:font-name-complex="Tahoma" fo:font-size="11pt" style:font-size-asian="11pt" style:font-size-complex="11pt"/>
    </style:style>
    <style:style style:name="P431" style:parent-style-name="Standard" style:family="paragraph">
      <style:paragraph-properties fo:text-align="justify"/>
    </style:style>
    <style:style style:name="T432" style:parent-style-name="StrongEmphasis" style:family="text">
      <style:text-properties style:font-name="Bitstream Vera Sans" style:font-name-complex="Tahoma" fo:font-size="11pt" style:font-size-asian="11pt" style:font-size-complex="11pt"/>
    </style:style>
    <style:style style:name="T433"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43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style>
    <style:style style:name="T43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437" style:parent-style-name="Textbody" style:family="paragraph">
      <style:paragraph-properties fo:text-align="justify" fo:margin-bottom="0in" fo:line-height="100%"/>
    </style:style>
    <style:style style:name="T438" style:parent-style-name="StrongEmphasis" style:family="text">
      <style:text-properties style:font-name="Bitstream Vera Sans" style:font-name-complex="Tahoma" fo:font-size="11pt" style:font-size-asian="11pt" style:font-size-complex="11pt"/>
    </style:style>
    <style:style style:name="T4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53" style:parent-style-name="Textbody" style:family="paragraph">
      <style:paragraph-properties fo:text-align="justify" fo:margin-bottom="0in" fo:line-height="100%"/>
    </style:style>
    <style:style style:name="P454" style:parent-style-name="Textbody" style:family="paragraph">
      <style:paragraph-properties fo:text-align="justify" fo:margin-bottom="0in" fo:line-height="100%"/>
    </style:style>
    <style:style style:name="T455" style:parent-style-name="StrongEmphasis" style:family="text">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style>
    <style:style style:name="T4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9" style:parent-style-name="VarsayılanParagrafYazıTipi" style:family="text">
      <style:text-properties style:font-name="Bitstream Vera Sans" style:font-name-complex="Tahoma" fo:font-size="11pt" style:font-size-asian="11pt" style:font-size-complex="11pt"/>
    </style:style>
    <style:style style:name="T460" style:parent-style-name="VarsayılanParagrafYazıTipi" style:family="text">
      <style:text-properties style:font-name="Bitstream Vera Sans" style:font-name-complex="Tahoma" fo:font-size="11pt" style:font-size-asian="11pt" style:font-size-complex="11pt"/>
    </style:style>
    <style:style style:name="T461" style:parent-style-name="VarsayılanParagrafYazıTipi"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style>
    <style:style style:name="T4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5" style:parent-style-name="VarsayılanParagrafYazıTipi" style:family="text">
      <style:text-properties style:font-name="Bitstream Vera Sans" style:font-name-complex="Tahoma" fo:font-size="11pt" style:font-size-asian="11pt" style:font-size-complex="11pt"/>
    </style:style>
    <style:style style:name="T466" style:parent-style-name="VarsayılanParagrafYazıTipi" style:family="text">
      <style:text-properties style:font-name="Bitstream Vera Sans" style:font-name-complex="Tahoma" fo:font-size="11pt" style:font-size-asian="11pt" style:font-size-complex="11pt"/>
    </style:style>
    <style:style style:name="T467" style:parent-style-name="VarsayılanParagrafYazıTipi" style:family="text">
      <style:text-properties style:font-name="Bitstream Vera Sans" style:font-name-complex="Tahoma" fo:font-size="11pt" style:font-size-asian="11pt" style:font-size-complex="11pt"/>
    </style:style>
    <style:style style:name="T468" style:parent-style-name="VarsayılanParagrafYazıTipi" style:family="text">
      <style:text-properties style:font-name="Bitstream Vera Sans" style:font-name-complex="Tahoma" fo:font-size="11pt" style:font-size-asian="11pt" style:font-size-complex="11pt"/>
    </style:style>
    <style:style style:name="T469" style:parent-style-name="VarsayılanParagrafYazıTipi" style:family="text">
      <style:text-properties style:font-name="Bitstream Vera Sans" style:font-name-complex="Tahoma" fo:font-size="11pt" style:font-size-asian="11pt" style:font-size-complex="11pt"/>
    </style:style>
    <style:style style:name="T470" style:parent-style-name="VarsayılanParagrafYazıTipi" style:family="text">
      <style:text-properties style:font-name="Bitstream Vera Sans" style:font-name-complex="Tahoma" fo:font-size="11pt" style:font-size-asian="11pt" style:font-size-complex="11pt"/>
    </style:style>
    <style:style style:name="T471" style:parent-style-name="VarsayılanParagrafYazıTipi" style:family="text">
      <style:text-properties style:font-name="Bitstream Vera Sans" style:font-name-complex="Tahoma"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T473" style:parent-style-name="VarsayılanParagrafYazıTipi" style:family="text">
      <style:text-properties style:font-name="Bitstream Vera Sans" style:font-name-complex="Tahoma" fo:font-size="11pt" style:font-size-asian="11pt" style:font-size-complex="11pt"/>
    </style:style>
    <style:style style:name="T474" style:parent-style-name="VarsayılanParagrafYazıTipi" style:family="text">
      <style:text-properties style:font-name="Bitstream Vera Sans" style:font-name-complex="Tahoma" fo:font-size="11pt" style:font-size-asian="11pt" style:font-size-complex="11pt"/>
    </style:style>
    <style:style style:name="P475" style:parent-style-name="Textbody" style:family="paragraph">
      <style:paragraph-properties fo:text-align="justify" fo:margin-bottom="0in" fo:line-height="100%"/>
    </style:style>
    <style:style style:name="T4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7" style:parent-style-name="VarsayılanParagrafYazıTipi" style:family="text">
      <style:text-properties style:font-name="Bitstream Vera Sans" style:font-name-complex="Tahoma" fo:font-size="11pt" style:font-size-asian="11pt" style:font-size-complex="11pt"/>
    </style:style>
    <style:style style:name="P478" style:parent-style-name="Textbody" style:family="paragraph">
      <style:paragraph-properties fo:text-align="justify" fo:margin-bottom="0in" fo:line-height="100%"/>
    </style:style>
    <style:style style:name="T4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80" style:parent-style-name="VarsayılanParagrafYazıTipi" style:family="text">
      <style:text-properties style:font-name="Bitstream Vera Sans" style:font-name-complex="Tahoma" fo:font-size="11pt" style:font-size-asian="11pt" style:font-size-complex="11pt"/>
    </style:style>
    <style:style style:name="T4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84" style:parent-style-name="Textbody" style:family="paragraph">
      <style:paragraph-properties fo:text-align="justify" fo:margin-bottom="0in" fo:line-height="100%"/>
    </style:style>
    <style:style style:name="T4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94" style:parent-style-name="Textbody" style:family="paragraph">
      <style:paragraph-properties fo:text-align="justify" fo:margin-bottom="0in" fo:line-height="100%"/>
    </style:style>
    <style:style style:name="T4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8" style:parent-style-name="VarsayılanParagrafYazıTipi" style:family="text">
      <style:text-properties style:font-name="Bitstream Vera Sans" style:font-name-complex="Tahoma" fo:font-size="11pt" style:font-size-asian="11pt" style:font-size-complex="11pt"/>
    </style:style>
    <style:style style:name="T4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504" style:parent-style-name="Textbody" style:family="paragraph">
      <style:paragraph-properties fo:text-align="justify" fo:margin-bottom="0in" fo:line-height="100%"/>
    </style:style>
    <style:style style:name="T5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11" style:parent-style-name="Textbody" style:family="paragraph">
      <style:paragraph-properties fo:text-align="justify" fo:margin-bottom="0in" fo:line-height="100%"/>
    </style:style>
    <style:style style:name="T5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5" style:parent-style-name="VarsayılanParagrafYazıTipi" style:family="text">
      <style:text-properties style:font-name="Bitstream Vera Sans" style:font-name-complex="Tahoma" fo:font-size="11pt" style:font-size-asian="11pt" style:font-size-complex="11pt"/>
    </style:style>
    <style:style style:name="T5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2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521" style:parent-style-name="Textbody" style:family="paragraph">
      <style:paragraph-properties fo:text-align="justify" fo:margin-bottom="0in" fo:line-height="100%"/>
    </style:style>
    <style:style style:name="T522" style:parent-style-name="StrongEmphasis" style:family="text">
      <style:text-properties style:font-name="Bitstream Vera Sans" style:font-name-complex="Tahoma" fo:font-size="11pt" style:font-size-asian="11pt" style:font-size-complex="11pt"/>
    </style:style>
    <style:style style:name="T523" style:parent-style-name="VarsayılanParagrafYazıTipi" style:family="text">
      <style:text-properties style:font-name="Bitstream Vera Sans" style:font-name-complex="Tahoma" fo:font-size="11pt" style:font-size-asian="11pt" style:font-size-complex="11pt"/>
    </style:style>
    <style:style style:name="T5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6" style:parent-style-name="VarsayılanParagrafYazıTipi" style:family="text">
      <style:text-properties style:font-name="Bitstream Vera Sans" style:font-name-complex="Tahoma" fo:font-size="11pt" style:font-size-asian="11pt" style:font-size-complex="11pt"/>
    </style:style>
    <style:style style:name="T5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530" style:parent-style-name="Textbody" style:family="paragraph">
      <style:paragraph-properties fo:text-align="justify" fo:margin-bottom="0in" fo:line-height="100%"/>
    </style:style>
    <style:style style:name="T531" style:parent-style-name="StrongEmphasis" style:family="text">
      <style:text-properties style:font-name="Bitstream Vera Sans" style:font-name-complex="Tahoma" fo:font-size="11pt" style:font-size-asian="11pt" style:font-size-complex="11pt"/>
    </style:style>
    <style:style style:name="T5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3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34" style:parent-style-name="Standard" style:family="paragraph">
      <style:paragraph-properties fo:text-align="justify"/>
    </style:style>
    <style:style style:name="T535" style:parent-style-name="StrongEmphasis" style:family="text">
      <style:text-properties style:font-name="Bitstream Vera Sans" style:font-name-complex="Tahoma" fo:font-size="11pt" style:font-size-asian="11pt" style:font-size-complex="11pt"/>
    </style:style>
    <style:style style:name="T5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37" style:parent-style-name="VarsayılanParagrafYazıTipi" style:family="text">
      <style:text-properties style:font-name="Bitstream Vera Sans" style:font-name-complex="Tahoma" fo:font-size="11pt" style:font-size-asian="11pt" style:font-size-complex="11pt"/>
    </style:style>
    <style:style style:name="T538" style:parent-style-name="VarsayılanParagrafYazıTipi" style:family="text">
      <style:text-properties style:font-name="Bitstream Vera Sans" style:font-name-complex="Tahoma" fo:font-size="11pt" style:font-size-asian="11pt" style:font-size-complex="11pt"/>
    </style:style>
    <style:style style:name="T539" style:parent-style-name="VarsayılanParagrafYazıTipi" style:family="text">
      <style:text-properties style:font-name="Bitstream Vera Sans" style:font-name-complex="Tahoma" style:text-position="super 63.6%" fo:font-size="11pt" style:font-size-asian="11pt" style:font-size-complex="11pt"/>
    </style:style>
    <style:style style:name="P540" style:parent-style-name="Textbody" style:family="paragraph">
      <style:paragraph-properties fo:text-align="justify" fo:margin-bottom="0in" fo:line-height="100%"/>
    </style:style>
    <style:style style:name="T541" style:parent-style-name="StrongEmphasis" style:family="text">
      <style:text-properties style:font-name="Bitstream Vera Sans" style:font-name-complex="Tahoma" fo:font-size="11pt" style:font-size-asian="11pt" style:font-size-complex="11pt"/>
    </style:style>
    <style:style style:name="T5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49" style:parent-style-name="Textbody" style:family="paragraph">
      <style:paragraph-properties fo:text-align="justify" fo:margin-bottom="0in" fo:line-height="100%"/>
    </style:style>
    <style:style style:name="T550" style:parent-style-name="StrongEmphasis" style:family="text">
      <style:text-properties style:font-name="Bitstream Vera Sans" style:font-name-complex="Tahoma" fo:font-size="11pt" style:font-size-asian="11pt" style:font-size-complex="11pt"/>
    </style:style>
    <style:style style:name="T551" style:parent-style-name="VarsayılanParagrafYazıTipi" style:family="text">
      <style:text-properties style:font-name="Bitstream Vera Sans" style:font-name-complex="Tahoma" fo:font-size="11pt" style:font-size-asian="11pt" style:font-size-complex="11pt"/>
    </style:style>
    <style:style style:name="T552" style:parent-style-name="VarsayılanParagrafYazıTipi" style:family="text">
      <style:text-properties style:font-name="Bitstream Vera Sans" style:font-name-complex="Tahoma" fo:font-size="11pt" style:font-size-asian="11pt" style:font-size-complex="11pt"/>
    </style:style>
    <style:style style:name="T553" style:parent-style-name="VarsayılanParagrafYazıTipi" style:family="text">
      <style:text-properties style:font-name="Bitstream Vera Sans" style:font-name-complex="Tahoma" fo:font-size="11pt" style:font-size-asian="11pt" style:font-size-complex="11pt"/>
    </style:style>
    <style:style style:name="T554" style:parent-style-name="VarsayılanParagrafYazıTipi" style:family="text">
      <style:text-properties style:font-name="Bitstream Vera Sans" style:font-name-complex="Tahoma" fo:font-size="11pt" style:font-size-asian="11pt" style:font-size-complex="11pt"/>
    </style:style>
    <style:style style:name="T555" style:parent-style-name="VarsayılanParagrafYazıTipi" style:family="text">
      <style:text-properties style:font-name="Bitstream Vera Sans" style:font-name-complex="Tahoma" fo:font-size="11pt" style:font-size-asian="11pt" style:font-size-complex="11pt"/>
    </style:style>
    <style:style style:name="P556" style:parent-style-name="Textbody" style:family="paragraph">
      <style:paragraph-properties fo:text-align="justify" fo:margin-bottom="0in" fo:line-height="100%"/>
    </style:style>
    <style:style style:name="T557" style:parent-style-name="StrongEmphasis" style:family="text">
      <style:text-properties style:font-name="Bitstream Vera Sans" style:font-name-complex="Tahoma" fo:font-size="11pt" style:font-size-asian="11pt" style:font-size-complex="11pt"/>
    </style:style>
    <style:style style:name="T558" style:parent-style-name="VarsayılanParagrafYazıTipi" style:family="text">
      <style:text-properties style:font-name="Bitstream Vera Sans" style:font-name-complex="Tahoma" fo:font-size="11pt" style:font-size-asian="11pt" style:font-size-complex="11pt"/>
    </style:style>
    <style:style style:name="T559" style:parent-style-name="VarsayılanParagrafYazıTipi" style:family="text">
      <style:text-properties style:font-name="Bitstream Vera Sans" style:font-name-complex="Tahoma" fo:font-size="11pt" style:font-size-asian="11pt" style:font-size-complex="11pt"/>
    </style:style>
    <style:style style:name="T560" style:parent-style-name="VarsayılanParagrafYazıTipi" style:family="text">
      <style:text-properties style:font-name="Bitstream Vera Sans" style:font-name-complex="Tahoma" fo:font-size="11pt" style:font-size-asian="11pt" style:font-size-complex="11pt"/>
    </style:style>
    <style:style style:name="P561" style:parent-style-name="Textbody" style:family="paragraph">
      <style:paragraph-properties fo:text-align="justify" fo:margin-bottom="0in" fo:line-height="100%"/>
    </style:style>
    <style:style style:name="T562" style:parent-style-name="StrongEmphasis" style:family="text">
      <style:text-properties style:font-name="Bitstream Vera Sans" style:font-name-complex="Tahoma" fo:font-size="11pt" style:font-size-asian="11pt" style:font-size-complex="11pt" style:language-asian="tr" style:country-asian="TR"/>
    </style:style>
    <style:style style:name="T5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7" style:parent-style-name="VarsayılanParagrafYazıTipi" style:family="text">
      <style:text-properties style:font-name="Bitstream Vera Sans" style:font-name-complex="Tahoma" fo:font-size="11pt" style:font-size-asian="11pt" style:font-size-complex="11pt"/>
    </style:style>
    <style:style style:name="T568" style:parent-style-name="VarsayılanParagrafYazıTipi" style:family="text">
      <style:text-properties style:font-name="Bitstream Vera Sans" style:font-name-complex="Tahoma" fo:font-size="11pt" style:font-size-asian="11pt" style:font-size-complex="11pt"/>
    </style:style>
    <style:style style:name="P569" style:parent-style-name="Textbody" style:family="paragraph">
      <style:paragraph-properties fo:text-align="justify" fo:margin-bottom="0in" fo:line-height="100%">
        <style:tab-stops>
          <style:tab-stop style:type="left" style:position="1.3513in"/>
        </style:tab-stops>
      </style:paragraph-properties>
    </style:style>
    <style:style style:name="T570" style:parent-style-name="StrongEmphasis" style:family="text">
      <style:text-properties style:font-name="Bitstream Vera Sans" style:font-name-complex="Tahoma" fo:font-size="11pt" style:font-size-asian="11pt" style:font-size-complex="11pt"/>
    </style:style>
    <style:style style:name="T5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T590" style:parent-style-name="StrongEmphasis" style:family="text">
      <style:text-properties style:font-name="Bitstream Vera Sans" style:font-name-complex="Tahoma" fo:font-size="11pt" style:font-size-asian="11pt" style:font-size-complex="11pt"/>
    </style:style>
    <style:style style:name="P591" style:parent-style-name="Textbody" style:family="paragraph">
      <style:paragraph-properties fo:text-align="justify" fo:margin-bottom="0in" fo:line-height="100%"/>
    </style:style>
    <style:style style:name="T592" style:parent-style-name="StrongEmphasis" style:family="text">
      <style:text-properties style:font-name="Bitstream Vera Sans" style:font-name-complex="Tahoma" fo:font-size="11pt" style:font-size-asian="11pt" style:font-size-complex="11pt"/>
    </style:style>
    <style:style style:name="T593" style:parent-style-name="VarsayılanParagrafYazıTipi" style:family="text">
      <style:text-properties style:font-name="Bitstream Vera Sans" style:font-name-complex="Tahoma" fo:font-size="11pt" style:font-size-asian="11pt" style:font-size-complex="11pt"/>
    </style:style>
    <style:style style:name="T594" style:parent-style-name="VarsayılanParagrafYazıTipi" style:family="text">
      <style:text-properties style:font-name="Bitstream Vera Sans" style:font-name-complex="Tahoma" fo:font-size="11pt" style:font-size-asian="11pt" style:font-size-complex="11pt"/>
    </style:style>
    <style:style style:name="P595" style:parent-style-name="Textbody" style:family="paragraph">
      <style:paragraph-properties fo:text-align="justify" fo:margin-bottom="0in" fo:line-height="100%"/>
    </style:style>
    <style:style style:name="T5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97" style:parent-style-name="VarsayılanParagrafYazıTipi" style:family="text">
      <style:text-properties style:font-name="Bitstream Vera Sans" style:font-name-complex="Tahoma" fo:font-size="11pt" style:font-size-asian="11pt" style:font-size-complex="11pt"/>
    </style:style>
    <style:style style:name="T598" style:parent-style-name="VarsayılanParagrafYazıTipi" style:family="text">
      <style:text-properties style:font-name="Bitstream Vera Sans" style:font-name-complex="Tahoma" fo:font-size="11pt" style:font-size-asian="11pt" style:font-size-complex="11pt"/>
    </style:style>
    <style:style style:name="T599" style:parent-style-name="VarsayılanParagrafYazıTipi" style:family="text">
      <style:text-properties style:font-name="Bitstream Vera Sans" style:font-name-complex="Tahoma" fo:font-size="11pt" style:font-size-asian="11pt" style:font-size-complex="11pt"/>
    </style:style>
    <style:style style:name="T600" style:parent-style-name="VarsayılanParagrafYazıTipi" style:family="text">
      <style:text-properties style:font-name="Bitstream Vera Sans" style:font-name-complex="Tahoma" fo:font-size="11pt" style:font-size-asian="11pt" style:font-size-complex="11pt"/>
    </style:style>
    <style:style style:name="T601" style:parent-style-name="VarsayılanParagrafYazıTipi" style:family="text">
      <style:text-properties style:font-name="Bitstream Vera Sans" style:font-name-complex="Tahoma" fo:font-size="11pt" style:font-size-asian="11pt" style:font-size-complex="11pt"/>
    </style:style>
    <style:style style:name="T602" style:parent-style-name="VarsayılanParagrafYazıTipi" style:family="text">
      <style:text-properties style:font-name="Bitstream Vera Sans" style:font-name-complex="Tahoma" fo:font-size="11pt" style:font-size-asian="11pt" style:font-size-complex="11pt"/>
    </style:style>
    <style:style style:name="P60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04" style:parent-style-name="Standard" style:family="paragraph">
      <style:paragraph-properties fo:text-align="justify"/>
    </style:style>
    <style:style style:name="T605" style:parent-style-name="StrongEmphasis" style:family="text">
      <style:text-properties style:font-name="Bitstream Vera Sans" style:font-name-complex="Tahoma" fo:font-size="11pt" style:font-size-asian="11pt" style:font-size-complex="11pt"/>
    </style:style>
    <style:style style:name="P606" style:parent-style-name="Textbody" style:family="paragraph">
      <style:paragraph-properties fo:text-align="justify" fo:margin-bottom="0in" fo:line-height="100%"/>
    </style:style>
    <style:style style:name="T6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14" style:parent-style-name="Textbody" style:family="paragraph">
      <style:paragraph-properties fo:text-align="justify" fo:margin-bottom="0in" fo:line-height="100%"/>
    </style:style>
    <style:style style:name="T6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16" style:parent-style-name="Textbody" style:family="paragraph">
      <style:paragraph-properties fo:text-align="justify" fo:margin-bottom="0in" fo:line-height="100%"/>
    </style:style>
    <style:style style:name="T617" style:parent-style-name="StrongEmphasis" style:family="text">
      <style:text-properties style:language-asian="tr" style:country-asian="TR"/>
    </style:style>
    <style:style style:name="P618" style:parent-style-name="Textbody" style:family="paragraph">
      <style:paragraph-properties fo:text-align="justify" fo:margin-bottom="0in" fo:line-height="100%"/>
    </style:style>
    <style:style style:name="P619" style:parent-style-name="Textbody" style:family="paragraph">
      <style:paragraph-properties fo:text-align="justify" fo:margin-bottom="0in" fo:line-height="100%"/>
    </style:style>
    <style:style style:name="P620" style:parent-style-name="Textbody" style:family="paragraph">
      <style:paragraph-properties fo:text-align="justify" fo:margin-bottom="0in" fo:line-height="100%"/>
    </style:style>
    <style:style style:name="P621" style:parent-style-name="Textbody" style:family="paragraph">
      <style:paragraph-properties fo:text-align="justify" fo:margin-bottom="0in" fo:line-height="100%"/>
    </style:style>
    <style:style style:name="P622" style:parent-style-name="Textbody" style:family="paragraph">
      <style:paragraph-properties fo:text-align="justify" fo:margin-bottom="0in" fo:line-height="100%"/>
    </style:style>
    <style:style style:name="P623" style:parent-style-name="Textbody" style:family="paragraph">
      <style:paragraph-properties fo:text-align="justify" fo:margin-bottom="0in" fo:line-height="100%"/>
    </style:style>
    <style:style style:name="P624" style:parent-style-name="Textbody" style:family="paragraph">
      <style:paragraph-properties fo:text-align="justify" fo:margin-bottom="0in" fo:line-height="100%"/>
    </style:style>
    <style:style style:name="P625" style:parent-style-name="Textbody" style:family="paragraph">
      <style:paragraph-properties fo:text-align="justify" fo:margin-bottom="0in" fo:line-height="100%"/>
    </style:style>
    <style:style style:name="P626" style:parent-style-name="Textbody" style:family="paragraph">
      <style:paragraph-properties fo:text-align="justify" fo:margin-bottom="0in" fo:line-height="100%"/>
    </style:style>
    <style:style style:name="P627" style:parent-style-name="Textbody" style:family="paragraph">
      <style:paragraph-properties fo:text-align="justify" fo:margin-bottom="0in" fo:line-height="100%"/>
    </style:style>
    <style:style style:name="P628" style:parent-style-name="Textbody" style:family="paragraph">
      <style:paragraph-properties fo:text-align="justify" fo:margin-bottom="0in" fo:line-height="100%"/>
    </style:style>
    <style:style style:name="P629" style:parent-style-name="Textbody" style:family="paragraph">
      <style:paragraph-properties fo:text-align="justify" fo:margin-bottom="0in" fo:line-height="100%"/>
    </style:style>
    <style:style style:name="P630" style:parent-style-name="Textbody" style:family="paragraph">
      <style:paragraph-properties fo:text-align="justify" fo:margin-bottom="0in" fo:line-height="100%"/>
    </style:style>
    <style:style style:name="P631" style:parent-style-name="Textbody" style:family="paragraph">
      <style:paragraph-properties fo:text-align="justify" fo:margin-bottom="0in" fo:line-height="100%"/>
    </style:style>
    <style:style style:name="P632" style:parent-style-name="Textbody" style:family="paragraph">
      <style:paragraph-properties fo:text-align="justify" fo:margin-bottom="0in" fo:line-height="100%"/>
    </style:style>
    <style:style style:name="P633" style:parent-style-name="Textbody" style:family="paragraph">
      <style:paragraph-properties fo:text-align="justify" fo:margin-bottom="0in" fo:line-height="100%"/>
    </style:style>
    <style:style style:name="P634" style:parent-style-name="Textbody" style:family="paragraph">
      <style:paragraph-properties fo:text-align="justify" fo:margin-bottom="0in" fo:line-height="100%"/>
    </style:style>
    <style:style style:name="P635" style:parent-style-name="Textbody" style:family="paragraph">
      <style:paragraph-properties fo:text-align="justify" fo:margin-bottom="0in" fo:line-height="100%"/>
    </style:style>
    <style:style style:name="P636" style:parent-style-name="Textbody" style:family="paragraph">
      <style:paragraph-properties fo:text-align="justify" fo:margin-bottom="0in" fo:line-height="100%"/>
    </style:style>
    <style:style style:name="P637" style:parent-style-name="Textbody" style:family="paragraph">
      <style:paragraph-properties fo:text-align="justify" fo:margin-bottom="0in" fo:line-height="100%"/>
    </style:style>
    <style:style style:name="P638" style:parent-style-name="Textbody" style:family="paragraph">
      <style:paragraph-properties fo:text-align="justify" fo:margin-bottom="0in" fo:line-height="100%"/>
    </style:style>
    <style:style style:name="P639" style:parent-style-name="Textbody" style:family="paragraph">
      <style:paragraph-properties fo:text-align="justify" fo:margin-bottom="0in" fo:line-height="100%"/>
    </style:style>
    <style:style style:name="P640" style:parent-style-name="Textbody" style:family="paragraph">
      <style:paragraph-properties fo:text-align="justify" fo:margin-bottom="0in" fo:line-height="100%"/>
    </style:style>
    <style:style style:name="P641" style:parent-style-name="Textbody" style:family="paragraph">
      <style:paragraph-properties fo:text-align="justify" fo:margin-bottom="0in" fo:line-height="100%"/>
    </style:style>
    <style:style style:name="P642" style:parent-style-name="Textbody" style:family="paragraph">
      <style:paragraph-properties fo:text-align="justify" fo:margin-bottom="0in" fo:line-height="100%"/>
    </style:style>
    <style:style style:name="P643" style:parent-style-name="Textbody" style:family="paragraph">
      <style:paragraph-properties fo:text-align="justify" fo:margin-bottom="0in" fo:line-height="100%"/>
    </style:style>
    <style:style style:name="P644" style:parent-style-name="Textbody" style:family="paragraph">
      <style:paragraph-properties fo:text-align="justify" fo:margin-bottom="0in" fo:line-height="100%"/>
    </style:style>
    <style:style style:name="P645" style:parent-style-name="Textbody" style:family="paragraph">
      <style:paragraph-properties fo:text-align="justify" fo:margin-bottom="0in" fo:line-height="100%"/>
    </style:style>
    <style:style style:name="P646" style:parent-style-name="Textbody" style:family="paragraph">
      <style:paragraph-properties fo:text-align="justify" fo:margin-bottom="0in" fo:line-height="100%"/>
    </style:style>
    <style:style style:name="P647" style:parent-style-name="Textbody" style:family="paragraph">
      <style:paragraph-properties fo:text-align="justify" fo:margin-bottom="0in" fo:line-height="100%"/>
    </style:style>
    <style:style style:name="P648" style:parent-style-name="Textbody" style:family="paragraph">
      <style:paragraph-properties fo:text-align="justify" fo:margin-bottom="0in" fo:line-height="100%"/>
    </style:style>
    <style:style style:name="P649" style:parent-style-name="Textbody" style:family="paragraph">
      <style:paragraph-properties fo:text-align="justify" fo:margin-bottom="0in" fo:line-height="100%" fo:text-indent="0.4923in"/>
    </style:style>
    <style:style style:name="T65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5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5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5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6" style:parent-style-name="Textbody" style:family="paragraph">
      <style:paragraph-properties fo:text-align="center" fo:margin-bottom="0in" fo:line-height="100%"/>
    </style:style>
    <style:style style:name="T657" style:parent-style-name="VarsayılanParagrafYazıTipi" style:family="text">
      <style:text-properties style:font-name="Bitstream Vera Sans" style:font-name-complex="Tahoma" fo:font-size="11pt" style:font-size-asian="11pt" style:font-size-complex="11pt"/>
    </style:style>
    <style:style style:name="T658" style:parent-style-name="StrongEmphasis" style:family="text">
      <style:text-properties style:font-name="Bitstream Vera Sans" style:font-name-complex="Tahoma" fo:font-size="11pt" style:font-size-asian="11pt" style:font-size-complex="11pt"/>
    </style:style>
    <style:style style:name="T659" style:parent-style-name="VarsayılanParagrafYazıTipi" style:family="text">
      <style:text-properties style:font-name="Bitstream Vera Sans" style:font-name-complex="Tahoma" fo:font-size="11pt" style:font-size-asian="11pt" style:font-size-complex="11pt"/>
    </style:style>
    <style:style style:name="P6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6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6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5"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6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0" style:parent-style-name="Standard" style:family="paragraph">
      <style:paragraph-properties fo:text-align="justify" style:line-height-at-least="0in"/>
    </style:style>
    <style:style style:name="T671"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72"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7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7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75" style:parent-style-name="Standard" style:family="paragraph">
      <style:paragraph-properties fo:text-align="justify" style:line-height-at-least="0in"/>
    </style:style>
    <style:style style:name="T67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8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8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8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86" style:parent-style-name="Textbody" style:family="paragraph">
      <style:paragraph-properties fo:text-align="justify" fo:margin-bottom="0in" fo:line-height="100%"/>
    </style:style>
    <style:style style:name="T6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1" style:parent-style-name="Textbody" style:family="paragraph">
      <style:paragraph-properties fo:text-align="justify" fo:margin-bottom="0in" fo:line-height="100%"/>
    </style:style>
    <style:style style:name="T6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10"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711" style:parent-style-name="Textbody" style:family="paragraph">
      <style:paragraph-properties fo:text-align="justify" fo:margin-bottom="0in" fo:line-height="100%" fo:text-indent="0.4923in"/>
    </style:style>
    <style:style style:name="T7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3" style:parent-style-name="Textbody" style:family="paragraph">
      <style:paragraph-properties fo:text-align="center" fo:margin-bottom="0in" fo:line-height="100%"/>
    </style:style>
    <style:style style:name="T734"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7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73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7"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73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39" style:parent-style-name="Standard" style:family="paragraph">
      <style:paragraph-properties fo:text-align="justify" style:line-height-at-least="0in" fo:margin-left="0.4923in">
        <style:tab-stops/>
      </style:paragraph-properties>
    </style:style>
    <style:style style:name="T74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4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4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43" style:parent-style-name="Standard" style:family="paragraph">
      <style:paragraph-properties fo:text-align="justify" style:line-height-at-least="0in"/>
    </style:style>
    <style:style style:name="T74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45" style:parent-style-name="Standard" style:family="paragraph">
      <style:paragraph-properties fo:text-align="justify" style:line-height-at-least="0in"/>
    </style:style>
    <style:style style:name="T74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4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48" style:parent-style-name="Standard" style:family="paragraph">
      <style:paragraph-properties fo:text-align="justify" style:line-height-at-least="0in"/>
    </style:style>
    <style:style style:name="T74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5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6"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5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6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6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62"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6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6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6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66"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
      <text:p text:style-name="P9"><text:span text:style-name="T10">Sözleşme Düzenleme<text:s/></text:span><text:span text:style-name="T11">Tarihi</text:span><text:span text:style-name="T12"><text:s/></text:span><text:span text:style-name="T13">–</text:span><text:span text:style-name="T14"><text:s/></text:span><text:span text:style-name="T15">No</text:span><text:span text:style-name="T16"><text:tab/></text:span><text:span text:style-name="T17"><text:tab/>:</text:span><text:span text:style-name="T18"><text:s/>28 Şubat 2024<text:s/></text:span><text:span text:style-name="T19">–</text:span><text:span text:style-name="T20"><text:s/></text:span><text:span text:style-name="T21">DGS.34.</text:span><text:span text:style-name="T22">20240</text:span><text:span text:style-name="T23">3</text:span><text:span text:style-name="T24">01</text:span><text:span text:style-name="T25">.090</text:span><text:span text:style-name="T26"><text:s text:c="2"/></text:span></text:p>
      <text:p text:style-name="P27"><text:span text:style-name="T28">Kiraya Veren A</text:span><text:span text:style-name="T29">dı Soyadı</text:span><text:span text:style-name="T30"><text:s/></text:span><text:span text:style-name="T31">–<text:s/></text:span><text:span text:style-name="T32">TC</text:span><text:span text:style-name="T33"><text:tab/></text:span><text:span text:style-name="T34"><text:tab/></text:span><text:span text:style-name="T35"><text:tab/></text:span><text:span text:style-name="T36">:</text:span></text:p>
      <text:p text:style-name="P37"/>
      <text:p text:style-name="P38"><text:span text:style-name="T39">Kiracı<text:s/></text:span><text:span text:style-name="T40">Adı Soyadı – TC – Tel - Adres</text:span><text:span text:style-name="T41"><text:tab/></text:span><text:span text:style-name="T42"><text:tab/></text:span><text:span text:style-name="T43">:</text:span><text:span text:style-name="T44"><text:s/></text:span><text:span text:style-name="T45">ADEM DUMAN<text:s/></text:span><text:span text:style-name="T46">–</text:span><text:span text:style-name="T47"><text:s/>341 3267 6260<text:s/></text:span><text:span text:style-name="T48">–</text:span><text:span text:style-name="T49"><text:s/></text:span><text:span text:style-name="T50">0</text:span><text:span text:style-name="T51"><text:s/>507 276 2095</text:span><text:span text:style-name="T52"><text:s/></text:span><text:span text:style-name="T53">–</text:span><text:span text:style-name="T54"><text:s text:c="2"/></text:span><text:span text:style-name="T55">Esentepe<text:s/></text:span></text:p>
      <text:p text:style-name="P56"><text:s text:c="2"/>Mah.<text:s/>Şehit Ulaşar Cad. Belde Sitesi B Blk. K1: D:3 TOKAT<text:s/></text:p>
      <text:p text:style-name="P57"/>
      <text:p text:style-name="P58"><text:span text:style-name="T59">Kiralananın Cinsi – Kullanım Amacı</text:span><text:span text:style-name="T60"><text:s/></text:span><text:span text:style-name="T61">–<text:s/></text:span><text:span text:style-name="T62">Adres</text:span><text:span text:style-name="T63"><text:tab/>:</text:span><text:span text:style-name="T64"><text:s/>Çatılı İşyeri – Kumaş Satış Yeri</text:span><text:span text:style-name="T65"><text:s/></text:span><text:span text:style-name="T66">–</text:span><text:span text:style-name="T67"><text:s/></text:span><text:span text:style-name="T68">Yarahmet Mah. Güngör Kaya Cad.<text:s/></text:span></text:p>
      <text:p text:style-name="P69"><text:span text:style-name="T70"><text:s text:c="3"/></text:span><text:span text:style-name="T71">No:5<text:s/></text:span><text:span text:style-name="T72">TOKAT</text:span></text:p>
      <text:p text:style-name="P73"><text:span text:style-name="T74">T</text:span><text:span text:style-name="T75">apu Ada/Parsel</text:span><text:span text:style-name="T76"><text:s text:c="2"/></text:span><text:span text:style-name="T77"><text:s/>– <text:s/></text:span><text:span text:style-name="T78">Abone<text:s/></text:span><text:span text:style-name="T79">Elektrik</text:span><text:span text:style-name="T80"><text:s/>–<text:s/></text:span><text:span text:style-name="T81">Su</text:span><text:span text:style-name="T82"><text:tab/></text:span><text:span text:style-name="T83"><text:tab/>:</text:span><text:span text:style-name="T84"><text:s/></text:span><text:span text:style-name="T85">390/89</text:span><text:span text:style-name="T86"><text:s text:c="2"/></text:span><text:span text:style-name="T87"><text:s/></text:span><text:span text:style-name="T88">– <text:s/>00 903 903 00</text:span><text:span text:style-name="T89"><text:s text:c="2"/></text:span><text:span text:style-name="T90">– <text:s/></text:span><text:span text:style-name="T91">7199</text:span></text:p>
      <text:p text:style-name="P92"><text:span text:style-name="T93">Kira<text:s/></text:span><text:span text:style-name="T94">Başlangıç</text:span><text:span text:style-name="T95"><text:s/>Tarihi<text:s/></text:span><text:span text:style-name="T96"><text:s/>–</text:span><text:span text:style-name="T97"><text:s/></text:span><text:span text:style-name="T98">Bitiş Tarihi</text:span><text:span text:style-name="T99"><text:s/></text:span><text:span text:style-name="T100"><text:s/>–</text:span><text:span text:style-name="T101"><text:s/>Süresi</text:span><text:span text:style-name="T102"><text:tab/></text:span><text:span text:style-name="T103">:</text:span><text:span text:style-name="T104"><text:s/></text:span><text:span text:style-name="T105">01</text:span><text:span text:style-name="T106"><text:s/></text:span><text:span text:style-name="T107">Mart</text:span><text:span text:style-name="T108"><text:s/>2024 – 31 Aralık 2024</text:span><text:span text:style-name="T109"><text:s/>-</text:span><text:span text:style-name="T110"><text:s/></text:span><text:span text:style-name="T111">İşbu sözleşme 10 aylıktır)</text:span></text:p>
      <text:p text:style-name="P112"><text:span text:style-name="T113">Stopaj Vergisi Hariç Net Kira Bedeli (On aylık)</text:span><text:span text:style-name="T114"><text:tab/>:</text:span><text:span text:style-name="T115"><text:s/></text:span><text:span text:style-name="T116">1</text:span><text:span text:style-name="T117">55</text:span><text:span text:style-name="T118">.</text:span><text:span text:style-name="T119">852</text:span><text:span text:style-name="T120">,00 TL (Yüz</text:span><text:span text:style-name="T121"><text:s/></text:span><text:span text:style-name="T122">Elli</text:span><text:span text:style-name="T123"><text:s/></text:span><text:span text:style-name="T124">Beş</text:span><text:span text:style-name="T125"><text:s/></text:span><text:span text:style-name="T126">Bin</text:span><text:span text:style-name="T127"><text:s/></text:span><text:span text:style-name="T128">Sekiz</text:span><text:span text:style-name="T129"><text:s/></text:span><text:span text:style-name="T130">Yüz</text:span><text:span text:style-name="T131"><text:s/></text:span><text:span text:style-name="T132">Elli</text:span><text:span text:style-name="T133"><text:s/></text:span><text:span text:style-name="T134">İki</text:span><text:span text:style-name="T135"><text:s/>TL<text:s/></text:span><text:span text:style-name="T136">–</text:span><text:span text:style-name="T137"><text:s/>10 aylık)<text:s/></text:span></text:p>
      <text:p text:style-name="P138">İşbu sözleşmede<text:s/>yıllık kira bedeli<text:s/>olarak<text:s/>on<text:s/>bir<text:s/>adet 2024 yılı net asgari ücret<text:s/>bedeli<text:s/>baz alınmıştır.<text:s/>(17.002x11=187.022,00 TL)</text:p>
      <text:p text:style-name="P139"/>
      <text:p text:style-name="P140"><text:span text:style-name="T141">Genel Hükümler</text:span></text:p>
      <text:p text:style-name="P142">MADDE 1 – SÖZLEŞME</text:p>
      <text:p text:style-name="P143"><text:span text:style-name="T144">1.1. Konu:</text:span><text:span text:style-name="T145"><text:s/>İşbu sözleşmenin konusu, taşınmazın kiralanması,<text:s/></text:span><text:span text:style-name="T146">teslimi, kira miktar ve ödemeleri, kullanım şartları, sözleşmenin feshi, mecurun tahliyesi ile tarafların karşılıklı yükümlülükleri şartlarının belirlenmesidir.<text:s/></text:span><text:span text:style-name="T147">300-27</text:span></text:p>
      <text:p text:style-name="P148"><text:span text:style-name="T149">1.2. Süre ve Sona Erme:</text:span><text:span text:style-name="T150"><text:s/>Bu sözleşme belirli sürelidir ve süre sonunda ihtar çekilmeden k</text:span><text:span text:style-name="T151">endiliğinden sona erer.<text:s/></text:span><text:span text:style-name="T152">Belirlenen</text:span><text:span text:style-name="T153"><text:s/>süre</text:span><text:span text:style-name="T154"><text:s/>sonunda<text:s/></text:span><text:span text:style-name="T155">kiracı mecuru tahliye etmezse işbu sözleşmenin “ceza” maddesinde belirtilen şekilde ceza ödemeyi</text:span><text:span text:style-name="T156">, ceza başlangıç tarihinin<text:s/></text:span><text:span text:style-name="T157">işbu sözleşmenin kira<text:s/></text:span><text:span text:style-name="T158">b</text:span><text:span text:style-name="T159">itiş</text:span><text:span text:style-name="T160"><text:s/>tarihi olacağını</text:span><text:span text:style-name="T161"><text:s/>peşinen kabul, beyan ve taahhüt etmiştir</text:span><text:span text:style-name="T162">.</text:span></text:p>
      <text:p text:style-name="P163"><text:span text:style-name="T164">1.2.1 Sürenin Uzaması</text:span><text:span text:style-name="T165"><text:s/>ve Uzayan Dönem Sözleşmesi</text:span><text:span text:style-name="T166">:</text:span><text:span text:style-name="T167"><text:s/>İşbu sözleşmede “kira dönemi”, ilk dönem için yukarıda belirlenen süredir. En geç belirli süre bitimin</text:span><text:span text:style-name="T168">den on beş gün öncesine kadar kiracı</text:span><text:span text:style-name="T169">;</text:span><text:span text:style-name="T170"><text:s/>fesih</text:span><text:span text:style-name="T171"><text:s/>bildirim</text:span><text:span text:style-name="T172">inde</text:span><text:span text:style-name="T173"><text:s/>bulunmaz</text:span><text:span text:style-name="T174"><text:s/>ve mecuru tahliye etmez<text:s/></text:span><text:span text:style-name="T175">ise</text:span><text:span text:style-name="T176"><text:s/></text:span><text:span text:style-name="T177">ve belirli sürenin bitimini izleyen otuz gün içerisinde<text:s/></text:span><text:span text:style-name="T178">kiraya veren</text:span><text:span text:style-name="T179">; “1.2. Süre ve Sona Erme” maddesine uymayan kiracıya</text:span><text:span text:style-name="T180"><text:s/></text:span><text:span text:style-name="T181">fesih bildirimi</text:span><text:span text:style-name="T182">ni ihtaren tekrar bildirmez ise</text:span><text:span text:style-name="T183">;</text:span><text:span text:style-name="T184"><text:s/>kira süre</text:span><text:span text:style-name="T185">si, kira bedeli hariç işbu sözleşme koşulları ile, kendiliğinden bir<text:s/></text:span><text:span text:style-name="T186">dönem</text:span><text:span text:style-name="T187"><text:s/>uzar, sözleşme belirsiz süreli</text:span><text:span text:style-name="T188"><text:s/></text:span><text:span text:style-name="T189">olur.</text:span><text:span text:style-name="T190"><text:s/></text:span><text:span text:style-name="T191">Uzayan dönemler için kullanılan “kira dönemi” ifadesi altı aylık süreyi ifade eder. Kiracının<text:s/></text:span><text:span text:style-name="T192">kiraya verenle bir<text:s/></text:span><text:span text:style-name="T193">uzayan dönem sözleşmesi</text:span><text:span text:style-name="T194"><text:s/>olmada</text:span><text:span text:style-name="T195">n</text:span><text:span text:style-name="T196"><text:s/>ve fesih bildirimi yap</text:span><text:span text:style-name="T197">ılmasına rağmen</text:span><text:span text:style-name="T198">,</text:span><text:span text:style-name="T199"><text:s/></text:span><text:span text:style-name="T200">uzayan döneme ait<text:s/></text:span><text:span text:style-name="T201">yapacağı kira bedeli ödemesi bildirime gerek olmadan ihtirazı kayıtla kabul edil</text:span><text:span text:style-name="T202">ecek</text:span><text:span text:style-name="T203">, ödemenin yapılması temerrüde veya sürenin sona ermesine engel teşkil etme</text:span><text:span text:style-name="T204">yecektir.</text:span><text:span text:style-name="T205"><text:s/></text:span><text:span text:style-name="T206">Uzayan dönem sözleşmesi yapıldığı durumda işbu sözleşme hükümsüz kalır.</text:span></text:p>
      <text:p text:style-name="P207"><text:span text:style-name="T208">1.2.2<text:s/></text:span><text:span text:style-name="T209">Fesih Dönemi:<text:s/></text:span><text:span text:style-name="T210">S</text:span><text:span text:style-name="T211">özleşme</text:span><text:span text:style-name="T212"><text:s/>fesih dönemi altı ay, fesih bildirim süresi</text:span><text:span text:style-name="T213"><text:s/></text:span><text:span text:style-name="T214">üç ay</text:span><text:span text:style-name="T215">ı</text:span><text:span text:style-name="T216">dır.</text:span><text:span text:style-name="T217"><text:s/></text:span><text:span text:style-name="T218">İşbu sözleşmede ibraz edilen adreslere yapılan bildirimin</text:span><text:span text:style-name="T219"><text:s/>tarafa ulaştığı tarih değil</text:span><text:span text:style-name="T220"><text:s/></text:span><text:span text:style-name="T221">noterden<text:s/></text:span><text:span text:style-name="T222">gönderildiği tarih<text:s/></text:span><text:span text:style-name="T223">tebliğ tarihi olarak kabul edilecektir.</text:span><text:span text:style-name="T224"><text:s/></text:span><text:span text:style-name="T225"><text:s/></text:span><text:span text:style-name="T226">328/1</text:span></text:p>
      <text:p text:style-name="P227"><text:span text:style-name="T228">1.2.3 Uzayan<text:s/></text:span><text:span text:style-name="T229">dönemlerde fesi</text:span><text:span text:style-name="T230">h:</text:span><text:span text:style-name="T231"><text:s/>Uzayan her altı aylık kira döneminde, dönem bitiş tarihinden üç ay öncesine kadar, taraflar fesih bildiriminde bulunmaz ise sözleşme kira bedeli hariç aynı şartlarla<text:s/></text:span><text:span text:style-name="T232">bir kira dönemi daha uzar.</text:span><text:span text:style-name="T233"><text:s/>Kiracı; Kiraya veren tarafından fesih bildirimi yapılması durumunda dönem bitiş tarihi</text:span><text:span text:style-name="T234">nin</text:span><text:span text:style-name="T235"><text:s/></text:span><text:span text:style-name="T236">işbu sözleşmenin “ceza maddesi</text:span><text:span text:style-name="T237">n</text:span><text:span text:style-name="T238">de ki</text:span><text:span text:style-name="T239">”</text:span><text:span text:style-name="T240"><text:s/>ceza başlangıç tarihi ola</text:span><text:span text:style-name="T241">rak kabul edileceğini<text:s/></text:span><text:span text:style-name="T242">ve<text:s/></text:span><text:span text:style-name="T243">işbu sözleşmeyle<text:s/></text:span><text:span text:style-name="T244">belirlenen şekilde ceza<text:s/></text:span><text:span text:style-name="T245">bedeli<text:s/></text:span><text:span text:style-name="T246">ödemeyi peşinen kabul, beyan ve taahhüt etmiştir.</text:span></text:p>
      <text:p text:style-name="P247"><text:span text:style-name="T248">1.2.4 Olağanüstü<text:s/></text:span><text:span text:style-name="T249">Fesih:<text:s/></text:span><text:span text:style-name="T250">Kiracının iflasının istenmesi, konkordato talebinde bulunması, tasfiyesine başlanılması, süresinin bitmesi, aleyhinde aciz vesikası alınması, ilgili birimlerince aleyhinde tedbir kararı verilmesi<text:s/></text:span><text:span text:style-name="T251">ve iş yerinin mühürlenmesi, s</text:span><text:span text:style-name="T252">özleşme maddelerinden birinin yerine getirilmemesi</text:span><text:span text:style-name="T253"><text:s/>halleri olağanüstü fesih ve tahliye sebebidir. Bu maddede belirlenen şartların oluşması durumunda<text:s/></text:span><text:span text:style-name="T254">ihtara gerek olmadan<text:s/></text:span><text:span text:style-name="T255">kiracı mecuru otuz gün içerisinde tahliye edecektir. Süre sonunda kiracı mecur</text:span><text:span text:style-name="T256">u tahliye etmezse</text:span><text:span text:style-name="T257">, olay tarihi ceza başlangıç tarihi olmak üzere</text:span><text:span text:style-name="T258"><text:s/>işbu sözleşmenin “ceza” maddesinde belirtilen şekilde ceza ödemeyi peşinen kabul, beyan ve taahhüt etmiştir.</text:span></text:p>
      <text:p text:style-name="P259"><text:span text:style-name="T260">1.3.</text:span><text:span text:style-name="T261"><text:s/>Kiracı, sözleşme şartlarına uymaksızın mecuru tahliye ederse dönem süresi boyunca kira bedelini ödemekle yükümlüdür. Mecur k</text:span><text:span text:style-name="T262">iraya veren tarafından bu dönemde kiraya verilirse kiracının sorumluluğu sona erer, varsa kalan kira bedeli yeni kiracıdan yapılan kira tahsilatı sonrası iade edilir.<text:s/></text:span><text:span text:style-name="T263">325</text:span></text:p>
      <text:soft-page-break/>
      <text:p text:style-name="P264"><text:span text:style-name="T265">1.4.<text:s/></text:span><text:span text:style-name="T266">Kiracının iflası ve ölümü:<text:s/></text:span><text:span text:style-name="T267">Kiracı iflas eder veya ölürse sözleşme kendiliğinden<text:s/></text:span><text:span text:style-name="T268">fesih olur. Mirasçılarla<text:s/></text:span><text:span text:style-name="T269">iş</text:span><text:span text:style-name="T270">bu sözleşmeden bağımsız</text:span><text:span text:style-name="T271"><text:s/>bir</text:span><text:span text:style-name="T272"><text:s/>sözleşme yapılamaması ve otuz gün içerisinde mirasçıların tahliyeyi sağlamaması durumunda kiracıya ait mallar bir yedi emine teslim edilir ve masraflar düşüldükten sonra varsa kalan kira bedeli i</text:span><text:span text:style-name="T273">ade edilir.<text:s/></text:span><text:span text:style-name="T274">332-3</text:span></text:p>
      <text:p text:style-name="P275"><text:span text:style-name="T276">1.5. Tahliye Taahhütnamesi:</text:span><text:span text:style-name="T277"><text:s/>İşbu sözleşmede adı geçen mecurun, gelecekte kiracı tarafından kendi isteğiyle belirlenen tarihte tahliye edileceğinin taahhüt edilmesi sonucu, tahliye taahhütnamesinde belirlenecek “tahliye tarihi” ‘ne<text:s/></text:span><text:span text:style-name="T278">uy</text:span><text:span text:style-name="T279">maması, verilen tahliye taahhüdüne herhangi bir sebeple itiraz e</text:span><text:span text:style-name="T280">t</text:span><text:span text:style-name="T281">mesi durumunda, işbu sözleşmenin “ceza maddesi uygulanacak ve ceza başlangıç tarihi tahliye taahhüdünde belirlenen “tahliye tarihi” olacaktır.</text:span></text:p>
      <text:p text:style-name="P282"><text:span text:style-name="T283">1.5. Ceza:</text:span><text:span text:style-name="T284"><text:s/>İşbu sözleşme</text:span><text:span text:style-name="T285">de</text:span><text:span text:style-name="T286"><text:s/>açıklanan sebeplerle<text:s/></text:span><text:span text:style-name="T287">veya hukuki bir işlem sonucu geçerli hale gelen yasal bir tahliye tarihinde; kiracı mecuru kendiliğinden tahliye etmezse<text:s/></text:span><text:span text:style-name="T288">temerrüt hakları ve kira alacaklarından bağımsız bu maddedeki ceza uygulanır ve kiracı cezayı tazmin etmeyi</text:span><text:span text:style-name="T289"><text:s/>peşinen kabul, beyan ve taahhüt etmiştir. İşbu maddede uygulanacak cezanın belirlenmesi için baz alınacak “kira bedeli” işbu sözleşmeyle belirlenen “kira bedeli” ‘nin <text:s/>yıllık ortalama TÜFE oranında güncellenmiş bedeli üzerinden hesaplanacaktır. Kiracı cez</text:span><text:span text:style-name="T290">a bedeli olarak, t</text:span><text:span text:style-name="T291">ahliyenin yapılması gereken tarihten<text:s/></text:span><text:span text:style-name="T292">itibaren geçen her gün için, yıllık ortalama TÜFE oranında güncellenmiş yıllık kira bedelinin yüzde biri oranında günlük ceza bedeli ödemeyi beyan, kabul ve taahhüt etmiştir.</text:span></text:p>
      <text:p text:style-name="P293"/>
      <text:p text:style-name="P294"><text:span text:style-name="T295">MADDE 2 – KİRALANAN</text:span></text:p>
      <text:p text:style-name="P296"><text:span text:style-name="T297">2.1.<text:s/></text:span><text:span text:style-name="T298">Kiracıya Teslim:<text:s/></text:span><text:span text:style-name="T299">İşbu sözleşme aynı zamanda teslim tutanağıdır ve kiracı kiralananı kendi kullanım amacına uygun olarak ayıpsız, eksiksiz olarak teslim aldığını kabul ederek bu sözleşmeyi imzalamıştır. Mecurun teslimi sonrası, kiracının kendi ihtiyaçları d</text:span><text:span text:style-name="T300">oğrultusunda ortaya çıkabilecek ve eksik olarak tanımlayacağı şeylerin sorumluluğu kiracıya aittir.</text:span></text:p>
      <text:p text:style-name="P301"><text:span text:style-name="T302">2.2.</text:span><text:span text:style-name="T303"><text:s/>Taşınmazda bulunan tuvalet, la</text:span><text:bookmark-start text:name="_GoBack1"/><text:bookmark-end text:name="_GoBack1"/><text:span text:style-name="T304">vabo vb. malzemeler kiracıya sağlam olarak teslim edilmiştir ve kira bitiminde kiracı bu malzemeleri sağlam ve eksiksiz o</text:span><text:span text:style-name="T305">larak teslim etmekle; hasar oluşması durumunda ödemekle yükümlüdür. Mecurun kullanılması sırasında oluşabilecek her türlü arıza, hasar, cam kırılması, gider tıkanması vb. giderler kendi kullanım alanında kiracıya, ortak kullanım alanlarında tüm kiracılara<text:s/></text:span><text:span text:style-name="T306">aittir.</text:span></text:p>
      <text:p text:style-name="P307"><text:span text:style-name="T308">2.3</text:span><text:span text:style-name="T309"><text:s/>Sözleşme süresince kiralananın amaçlanan kullanıma elverişli tutması için kiraya verenden yapması beklenen harcamaları, kiracı kendi yaparak veya yaptırarak kiraya verenden isteyemez. Kiracı, kiralananı kendi malı gibi kullanmaya, evsaf ve mezi</text:span><text:span text:style-name="T310">yetlerini şöhret ve itibarını kaybetmesine meydan vermemeye ve etrafında meskûn diğer kiracı/maliklere karşı özenli davranmaya mecburdur.<text:s/></text:span><text:span text:style-name="T311">301</text:span></text:p>
      <text:p text:style-name="P312"><text:span text:style-name="T313">2.4</text:span><text:span text:style-name="T314"><text:s/>Sonradan ayıplı durum oluşursa; kiracı, kiraya veren adına harcama yaparak, kiraya verenden bedel tazminat vb.</text:span><text:span text:style-name="T315"><text:s/>ücretler talep edemez. Zararını kiraya verenden isteyemez.</text:span><text:span text:style-name="T316"><text:s/>Kiracının sorumluluğu ayıbı bildirmekle sınırlıdır.</text:span><text:span text:style-name="T317"><text:s/></text:span><text:span text:style-name="T318">304-8</text:span></text:p>
      <text:p text:style-name="P319"><text:span text:style-name="T320">2.5<text:s/></text:span><text:span text:style-name="T321">Kiracı, kiralananı, sözleşmeye uygun olarak özenle kullanmak ve kiralananın olağan kullanımı için gerekli temizlik ve bakım giderlerini ödemekle, k</text:span><text:span text:style-name="T322">iraya verenin</text:span><text:span text:style-name="T323"><text:s/>gidermekle yükümlü ol</text:span><text:span text:style-name="T324">d</text:span><text:span text:style-name="T325">u</text:span><text:span text:style-name="T326">ğ</text:span><text:span text:style-name="T327">u</text:span><text:span text:style-name="T328"><text:s/>a</text:span><text:span text:style-name="T329">yıpları kiraya verene gecikmeksizin bildirmekle yükümlüdür; aksi takdirde bunlardan doğan zararlardan</text:span><text:span text:style-name="T330"><text:s/>kendi</text:span><text:span text:style-name="T331"><text:s/>sorumludur.</text:span></text:p>
      <text:p text:style-name="P332"><text:span text:style-name="T333">2.6</text:span><text:span text:style-name="T334"><text:s/>Aşağıdaki olaylar işbu sözleşme için olağan üstü fesih sebebidir ve<text:s/></text:span><text:span text:style-name="T335">kiracının<text:s/></text:span><text:span text:style-name="T336">tazmin</text:span><text:span text:style-name="T337"><text:s/>ödemesine</text:span><text:span text:style-name="T338"><text:s/>sebep<text:s/></text:span><text:span text:style-name="T339">teşkil eder</text:span><text:span text:style-name="T340">;</text:span></text:p>
      <text:p text:style-name="P341"><text:span text:style-name="T342">2.6.1. İş değişikliği:<text:s/></text:span><text:span text:style-name="T343">Mecur “kullanım<text:s/></text:span><text:span text:style-name="T344">amacı” ile ilgili<text:s/></text:span><text:span text:style-name="T345">iş</text:span><text:span text:style-name="T346"><text:s/>dışında<text:s/></text:span><text:span text:style-name="T347">bir<text:s/></text:span><text:span text:style-name="T348">amaçla kullanılamaz. Yazılı onay olmadan iş değişikliği yapılamaz. Kiraya verenin</text:span><text:span text:style-name="T349"><text:s/>iş değişikliğine</text:span><text:span text:style-name="T350"><text:s/>izin vermemesi halinde, kiracı hakkın kötüye kullanıldığı iddiasında bulunamaz, zarar ziyan talep edemez.</text:span></text:p>
      <text:p text:style-name="P351"><text:span text:style-name="T352">2.6.2. Ekler:<text:s/></text:span><text:span text:style-name="T353">İşb</text:span><text:span text:style-name="T354">u sözleşmenin ekleri, yönetim planı, işletme sözleşmesi, sözleşmenin bir parçasıdır ve kiracı eklerde yazılı tüm kurallara uymakla yükümlüdür. Kiracı taşınmazın bulunduğu mahallin yönetim planına, güvenlik tedbirlerine, işletme projesine istisnasız uyacak<text:s/></text:span><text:span text:style-name="T355">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356"><text:span text:style-name="T357">2.6.3.</text:span><text:span text:style-name="T358"><text:s/>Kiracı,</text:span><text:span text:style-name="T359"><text:s/></text:span><text:span text:style-name="T360">kiralananda veya çevresinde hayvan besleyemez.</text:span><text:span text:style-name="T361">316…9</text:span></text:p>
      <text:p text:style-name="P362"><text:span text:style-name="T363">2.7<text:s/></text:span><text:span text:style-name="T364">Kiraya veren</text:span><text:span text:style-name="T365">, kiralananda, kira sözleşmesinin feshini gerektirmeyen ve kiracıdan katlanması<text:s/></text:span><text:span text:style-name="T366">beklenebilecek olan yenilik ve değişiklikler yapabilir. Bu durumdan dolayı kiracı<text:s/></text:span><text:span text:style-name="T367">herhangi bir hak, tazminat, kira indirimi talep edemez.<text:s/></text:span><text:span text:style-name="T368">320</text:span></text:p>
      <text:p text:style-name="P369"><text:span text:style-name="T370">2.8</text:span><text:span text:style-name="T371"><text:s/></text:span><text:span text:style-name="T372">Kiracı</text:span><text:span text:style-name="T373">, taşınmazda bir değişiklik yapmak isterse bu ek bir sözleşme ile belirlenmelidir.<text:s/></text:span><text:span text:style-name="T374">İzin verilen yapı masrafları kiracıya aittir. Kiracı bu ve benzeri masraflar için kiraya verenden veya<text:s/></text:span><text:span text:style-name="T375">üçüncü bir şahıstan, bu işlerin yapımı sırasında, kira süresince veya kira bitiminden sonra dahi bir bedel talep edemez. Bu tip imalatları tahliye zamanı alıp götüremez, sökemez, kıramaz. Kiracı bu tip imalatları sağlam olarak kiraya verene teslim etmekle<text:s/></text:span><text:span text:style-name="T376">yükümlüdür</text:span><text:span text:style-name="T377">, kiralananda ortaya çıkabilecek varsa<text:s/></text:span><text:span text:style-name="T378">değer artışının karşılığını isteyemez. Yazılı onayla veya onaysız, kiracının imar mevzuatına aykırı tadilat veya imalatlarından dolayı ilgili resmi makamlar tarafından kiraya veren adına düzenlenecek harç, p</text:span><text:span text:style-name="T379">ara cezası vb. her türlü cezalar kiracı tarafından ödenecektir; ödemezse kiraya veren tarafından ödenen cezalar kiracıya rücu edilir.<text:s/></text:span><text:span text:style-name="T380">321</text:span></text:p>
      <text:soft-page-break/>
      <text:p text:style-name="P381"><text:span text:style-name="T382">2.9</text:span><text:span text:style-name="T383"><text:s/>Kira sözleşmesinin sona ermesi halinde kiralanan üzerinde yapılmış olan her türlü tadilat ve değişikliğin tamamı v</text:span><text:span text:style-name="T384">eya bir kısmı, kiraya verenin talebi olursa, kiracı tarafından eski haline getirilecek ve teslim edilecektir. Kiracı bu şekilde teslimat yapmazsa, kiraya verenin eski hale getirmek için yaptığı masrafın<text:s/></text:span><text:span text:style-name="T385">üç</text:span><text:span text:style-name="T386"><text:s/>katı ceza bedelini kiracıya tebliğ edildiği tarih</text:span><text:span text:style-name="T387">te, ödemenin gecikmesi durumunda sözleşmede belirtilen temerrüt faizi ile birlikte ödemeyi kabul eder.<text:s/></text:span><text:span text:style-name="T388">321</text:span></text:p>
      <text:p text:style-name="P389"><text:span text:style-name="T390">2.10 Devir – Temlik – Alt Kira – Ortak Kiracı:<text:s/></text:span><text:span text:style-name="T391">Kiracı yazılı rıza olmadıkça, kiralananı kısmen veya tamamen gerçek ve/veya tüzel kişilere devredemez,</text:span><text:span text:style-name="T392"><text:s/>terk edemez, kullandıramaz, alt kira yolu ile kiraya veremez, yanına ortak kiracı alamaz. Yazılı rızanın alınabilmesi<text:s/></text:span><text:span text:style-name="T393">için devir bilgisi kiraya verene</text:span><text:span text:style-name="T394"><text:s/>noter marifetiyle bildirilmelidir. Kiraya veren</text:span><text:span text:style-name="T395"><text:s/>kararını<text:s/></text:span><text:span text:style-name="T396">en geç üç ay içinde</text:span><text:span text:style-name="T397"><text:s/>noter marifetiyle kiracıya bildirmek zorundadır.<text:s/></text:span><text:span text:style-name="T398">322</text:span></text:p>
      <text:p text:style-name="P399"><text:span text:style-name="T400">2.11<text:s/></text:span><text:span text:style-name="T401">Kiraya verenin devir işlemine noter kanalıyla onay vermesi durumunda;</text:span></text:p>
      <text:p text:style-name="P402"><text:span text:style-name="T403">2.11.1</text:span><text:span text:style-name="T404"><text:s/>Devreden kiracı; devir alan kiracının mecuru tahliye edeceği tarihe kadar, bu sözleşme kapmasındaki tüm borç ve sorumlul</text:span><text:span text:style-name="T405">uklarına devir alan kiracı ile birlikte müteselsil kefil olduğunu kabul</text:span><text:span text:style-name="T406"><text:s/>ettiğini<text:s/></text:span><text:span text:style-name="T407">ve</text:span><text:span text:style-name="T408"><text:s/>kendi el yazısı ile kefalet sözleşmesi yapacağını peşinen kabul, beyan ve taahhüt<text:s/></text:span><text:span text:style-name="T409">etmiştir.</text:span></text:p>
      <text:p text:style-name="P410"><text:span text:style-name="T411">2.11.2</text:span><text:span text:style-name="T412"><text:s/>Devreden kiracı, sonradan muaccel olacak kira bedellerinden, kira konusunun sözleşmeye aykırı kullanılmasından doğan zararlardan ve kiraya verenin, kira söz</text:span><text:span text:style-name="T413">leşmesini herhangi bir sebeple feshetmesi halinde, doğan zararlardan ve tazminatlardan da devir alan kiracı ile birlikte,<text:s/></text:span><text:span text:style-name="T414">işbu sözleşmede belirlenen<text:s/></text:span><text:span text:style-name="T415">kira bedelinin<text:s/></text:span><text:span text:style-name="T416">on</text:span><text:span text:style-name="T417"><text:s/>katı miktara kadar olan kısmına müteselsil<text:s/></text:span><text:span text:style-name="T418">kefil ve<text:s/></text:span><text:span text:style-name="T419">sorumlu olaca</text:span><text:span text:style-name="T420">ğını peşinen kabul, beyan ve taahhüt etmiştir.</text:span></text:p>
      <text:p text:style-name="P421"><text:span text:style-name="T422">2.11.3</text:span><text:span text:style-name="T423"><text:s/>Kira bedeli kiraya veren tarafından devir<text:s/></text:span><text:span text:style-name="T424">sırasında yeniden belirlenecek ve devreden kiracıya devrettiği tarih itibarı ile ödediği kiradan varsa kalan kira bedeli iade edilecektir. Devralan kiracının kira bedelini nakit ödemesi ile sözleşme yapılacaktır. Oluşan her türlü zarardan devreden ve devra</text:span><text:span text:style-name="T425">lan kiracı müteselsil sorumlu olacaktır.<text:s/></text:span><text:span text:style-name="T426">323-4</text:span></text:p>
      <text:p text:style-name="P427"><text:span text:style-name="T428">2.11.4</text:span><text:span text:style-name="T429"><text:s/>Devralan kiracı, kira bedelinin yarısı kadar güvence bedeli ödeyecektir. Devreden ve devralan kiracıların güvence bedelleri, devralan kiracı ile sözleşme yasal olarak sona erdiğinde varsa borçları düşül</text:span><text:span text:style-name="T430">dükten sonra birlikte iade edilir.</text:span></text:p>
      <text:p text:style-name="P431"><text:span text:style-name="T432">2.12 Kiralananın kullanılmaması:<text:s/></text:span><text:span text:style-name="T433">Normal veya mücbir bir sebeple, mecur kullanılmasa veya sınırlı olarak kullanılsa bile kiracı, kira bedelini ve yan giderleri ödemekle yükümlüdür. İşbu sözleşme pandemi koşulları göz önünd</text:span><text:span text:style-name="T434">e bulundurularak düzenlenmiştir.<text:s/></text:span><text:span text:style-name="T435">Kiracı kiralananı kapalı tutamaz. Kullanmamazlık edemez.<text:s/></text:span><text:span text:style-name="T436">324</text:span></text:p>
      <text:p text:style-name="P437"><text:span text:style-name="T438">2.12 Tahliye ve Kiralayana Teslim:<text:s/></text:span><text:span text:style-name="T439">Kiralananın kiracı tarafından kendi isteğiyle tahliyesi, fesih dönemi ve fesih bildirim sürelerine uyularak ve noter<text:s/></text:span><text:span text:style-name="T440">marifeti ile yapılacaktır.<text:s/></text:span><text:span text:style-name="T441">Tahliye sonrası mecurun teslimi taraflarca imzalanan<text:s/></text:span><text:span text:style-name="T442">“</text:span><text:span text:style-name="T443">A</text:span><text:span text:style-name="T444">nahtar<text:s/></text:span><text:span text:style-name="T445">T</text:span><text:span text:style-name="T446">eslimi</text:span><text:span text:style-name="T447"><text:s/>Tutanağı</text:span><text:span text:style-name="T448">”</text:span><text:span text:style-name="T449"><text:s/></text:span><text:span text:style-name="T450">ile</text:span><text:span text:style-name="T451"><text:s/>yapılacaktır.</text:span><text:span text:style-name="T452"><text:s/>Mecur çatısız işyeri dahi olsa tutanaksız teslim kabul edilmeyecek, kiracı sorumluluğu devam edecektir.</text:span></text:p>
      <text:p text:style-name="P453"/>
      <text:p text:style-name="P454"><text:span text:style-name="T455">MADDE 3 – KİRA BEDELİ, ÖDENME TARİHİ ve DİĞER ÖDEMELER</text:span></text:p>
      <text:p text:style-name="P456"><text:span text:style-name="T457">3.1. Kira Bedeli ve Ödenme Tarihi:</text:span><text:span text:style-name="T458"><text:s/>İ</text:span><text:span text:style-name="T459">şbu sözleşmede belirlenen kira bedeli, vergiler hariç net bedeldir ve kira başlangıç tari</text:span><text:span text:style-name="T460">hinde peşin olarak, uzayan her dönemde ise “</text:span><text:span text:style-name="T461">A</text:span><text:span text:style-name="T462">rtış” maddesi uygulanarak uzayan kira dönemi başlangıç tarihinde peşin olarak, “Ödeme Şekli” maddesine uygun şekilde ödenecektir.</text:span></text:p>
      <text:p text:style-name="P463"><text:span text:style-name="T464">3.1.2 Ödeme Şekli:<text:s/></text:span><text:span text:style-name="T465">Her türlü ödeme; kiraya verenin belirleyeceği banka şubesine k</text:span><text:span text:style-name="T466">iracı ve kiraya veren veya vekili ile birlikte gidilerek, “kira ödemesidir” açıklaması yapılarak, kiraya verenin banka hesabına yatırılması ile yapılacaktır. Ödemenin kiracı tarafından, sebebin ne olduğuna bakılmaksızın ve kiracının inisiyatifine bağlı ola</text:span><text:span text:style-name="T467">rak; bankadan havale veya EFT, PTT havalesi, isme havale, İcra Dairesine ödeme de dahil ve benzeri şekilde yapılması durumunda; kira bedelinin kiraya verenin nakit olarak eline veya<text:s/></text:span><text:span text:style-name="T468">kiraya verenin<text:s/></text:span><text:span text:style-name="T469">belirlenen<text:s/></text:span><text:span text:style-name="T470">banka hesabına geçtiği tarih, ödemenin yapıl</text:span><text:span text:style-name="T471">dığı tarih olarak kabul edilecek; yapılan her türlü ödemenin hangi sebeple olursa olsun kiraya verenin hesabına geçişinin gecikmesi, kiracının sorumluluğunda ve temerrüdüne sebep olacaktır. İcra Dairesi ile ilgili işlemlerde dahi, ödeme İcra Dairesi hesabı</text:span><text:span text:style-name="T472">na değil, yukarıda açıklandığı şekilde, kiracı ve kiraya verenin birlikte banka şubesinde veya sorumluluk kiracıya ait olmak üzere havale ve benzeri yollarla yapılacak, İcra Dairesine banka havale makbuzu ibra edilerek işlem yapılabilecektir. Kiracının bir</text:span><text:span text:style-name="T473"><text:s/>mecburiyet olmamasına rağmen, ödeme kanalı olarak İcra Dairesine kiraya veren adına ödeme yapmayı seçmesi durumunda, İcra Dairesinden kiraya verenin hesabına yapılacak ödemelerin gecikmesi kiracının sorumluluğunda olacak ve temerrüde sebep olarak kabul ed</text:span><text:span text:style-name="T474">ilecektir.</text:span></text:p>
      <text:p text:style-name="P475"><text:span text:style-name="T476">3.1.3</text:span><text:span text:style-name="T477"><text:s/>İşbu sözleşme veya bağlı ekleri ile ödeme tarihi belirlenen kira bedeli veya yan gider ödemelerindeki gecikme, ihtara gerek olmadan temerrüde ve işbu sözleşmeyle oranı belirlenen temerrüt faizine sebep olacaktır.</text:span></text:p>
      <text:p text:style-name="P478"><text:span text:style-name="T479">3.1.4</text:span><text:span text:style-name="T480"><text:s/>Varsa ay</text:span><text:span text:style-name="T481">lık yapılaca</text:span><text:span text:style-name="T482">k ödemeleri, kiracı her ayın en geç 6. günü peşin ödemekle yükümlüdür.<text:s/></text:span><text:span text:style-name="T483">313-4</text:span></text:p>
      <text:p text:style-name="P484"><text:span text:style-name="T485">3.1.5</text:span><text:span text:style-name="T486"><text:s/>Ödeme vadesi sözleşme ve eklerinde belirlenen ödemelerin düzenli olarak zamanında yapılmamış olması ve kiraya verenin bu ödemeleri ihtirazı kayıt bildirimi yapmadan alması,<text:s/></text:span><text:span text:style-name="T487">kiraya verenin sözleşmede belirlenen koşuldan vazgeçtiği, olayın teamül haline geldiği anlamına gelmez. İşbu sözleşmede belirlenen ödemelerin kiracı tarafından bir<text:s/></text:span><text:soft-page-break/><text:span text:style-name="T488">kısmının peşin ödenmesi</text:span><text:span text:style-name="T489">,</text:span><text:span text:style-name="T490"><text:s/>kiraya verenin ödemenin peşin olma koşulundan vazgeçtiği anl</text:span><text:span text:style-name="T491">amına gelmez. Peşin ödemenin zamanında yapılmayan kısmı için temerrüt oluşur</text:span><text:span text:style-name="T492">, ödeme gününe kadar temerrüt faizi uygulanır</text:span><text:span text:style-name="T493">.</text:span></text:p>
      <text:p text:style-name="P494"><text:span text:style-name="T495">3.2. Temerrüt:</text:span><text:span text:style-name="T496"><text:s/>İşbu sözleşme ile belirlenen ödemeler kira başlangıç tarihinde, uzayan dönemler için yapılacak ödemeler ise uzayan dönem kira başlangıç tarihinde ödenmezse temerrü</text:span><text:span text:style-name="T497">t oluşur.<text:s/></text:span><text:span text:style-name="T498">Uzayan dönemlerde, zamanında yapılmayan ödemeler, herhangi bir ihtara veya bildirime gerek olmadan, kiraya veren tarafından ihtirazı kayıtla alınmış kabul edilecektir. Ödemenin kabul edilmesi temerrüdü ortadan kaldırmaz.<text:s/></text:span><text:span text:style-name="T499">Ödeme için çek veya senet</text:span><text:span text:style-name="T500"><text:s/>keşide edilmiş ise,</text:span><text:span text:style-name="T501"><text:s/></text:span><text:span text:style-name="T502">bu tip belgeler ihtar yerine sayılacak, ödeme vadesinde yapılmamışsa, temerrüt başlangıç tarihi belgenin keşide tarihi olarak uygulanacaktır.<text:s/></text:span><text:span text:style-name="T503">315</text:span></text:p>
      <text:p text:style-name="P504"><text:span text:style-name="T505">3.3. Temerrüt Faizi:</text:span><text:span text:style-name="T506"><text:s/>Sözleşme ve eklerine bağlı olarak, sözleşme süresi içerisinde, tahli</text:span><text:span text:style-name="T507">ye döneminde veya sonrasında, sözleşme sona erse veya herhangi bir sebeple fesih edilse dahi, yapılacak ödemelerde oluşan gecikmelerde; TUİK tarafından, temerrüdün oluştuğu ay başlangıç ayı olmak üzere, temerrüt tarihinden önceki on iki aylık dönem içinde<text:s/></text:span><text:span text:style-name="T508">açıklanan, “bir önceki aya göre değişim oranı” en yüksek olan aya ait TÜFE değişim oranının iki katı, aylık temerrüt faizi olarak uygulanacaktır. Her durumda temerrüt faizi, yasal temerrüt faizinin<text:s/></text:span><text:span text:style-name="T509">en az</text:span><text:span text:style-name="T510"><text:s/>iki katı olarak uygulanacaktır.</text:span></text:p>
      <text:p text:style-name="P511"><text:span text:style-name="T512">3.3. Giderler-Yan Gi</text:span><text:span text:style-name="T513">derler-İndirim-Tazminat:</text:span><text:span text:style-name="T514"><text:s/>Elektrik, su vb. giderler kiracıya aittir.<text:s/></text:span><text:span text:style-name="T515">Kiracı, yan giderlere katlanmakla ve</text:span><text:span text:style-name="T516"><text:s/>her ayın 6. günü ödemekle yükümlüdür.<text:s/></text:span><text:span text:style-name="T517">Kiracı, kira süresi boyunca ve sonrasında, sözleşmede belirlenen kira bedelinde, mücbir sebepler dahil,<text:s/></text:span><text:span text:style-name="T518">herhangi bir sebeple indirim yapılmasını veya herhangi bir koşulda tazminat isteyemez.</text:span><text:span text:style-name="T519"><text:s/></text:span><text:span text:style-name="T520">303-314</text:span></text:p>
      <text:p text:style-name="P521"><text:span text:style-name="T522">3.4 Vergiler:<text:s/></text:span><text:span text:style-name="T523">Kiralanan ile ilgili varsa; zorunlu sigorta, kira stopaj vergisi, çtv, her türlü vergi, yan giderler ve benzeri yükümlülüklere kiracı katlanır.<text:s/></text:span><text:span text:style-name="T524">Kir</text:span><text:span text:style-name="T525">acı, kanuni süresinde vergi, harç vb. mükellefiyetlerini yerine getirmediği takdirde kiraya veren adına tahakkuk edebilecek olan ceza, faiz, tazminat ve gecikme zamlarından, mecuru tahliye ettikten sonra dahi sorumlu olacağını kabul eder.<text:s/></text:span><text:span text:style-name="T526">Sadece</text:span><text:span text:style-name="T527"><text:s/>kiralanana</text:span><text:span text:style-name="T528"><text:s/>ait kültür, arsa ve bina vergileri kiraya veren tarafından ödenir.<text:s/></text:span><text:span text:style-name="T529">302</text:span></text:p>
      <text:p text:style-name="P530"><text:span text:style-name="T531">3.5</text:span><text:span text:style-name="T532"><text:s/>Kiracı hiçbir koşulda kiraya verenden tazminat talep edemez.<text:s/></text:span><text:span text:style-name="T533">331</text:span></text:p>
      <text:p text:style-name="P534"><text:span text:style-name="T535">3.6<text:s/></text:span><text:span text:style-name="T536">Kiracı, sözleşmenin sona ermesi halinde, s</text:span><text:span text:style-name="T537">özleşmeye aykırı kullanmadan doğacak zararları<text:s/></text:span><text:span text:style-name="T538">giderecektir.<text:s/></text:span><text:span text:style-name="T539">334</text:span></text:p>
      <text:p text:style-name="P540"><text:span text:style-name="T541">3.7 Güvence bedeli:<text:s/></text:span><text:span text:style-name="T542">Kiracı üç aylık kira bedeli güvence bedeli verecektir. Güvence bedeli, herhangi bir ihtar veya ihbar bildirimine gerek olmadan, kira başlangıç tarihini izleyen doksan gün içerisinde kiracı tarafından kanuna uygun şekil</text:span><text:span text:style-name="T543">de ödenecektir. Güvence bedelinin belirlenen süre içerisinde ödenmemesi, süre sonuna kadar olan süre içerisinde açılabilecek tahliye davası için ihtar ve ihbara gerek olmadan temerrüt sebebidir. Bu kural uzayan kira dönemlerinde, sözleşmede belirlenen güve</text:span><text:span text:style-name="T544">nce bedeline<text:s/></text:span><text:span text:style-name="T545">“</text:span><text:span text:style-name="T546">artış” maddesi uygulanması ile oluşacak güvence bedeli farkı, uzayan dönem kira başlangıç tarihini izleyen bir aylık süre içerisinde ek güvence bedeli olarak kanunun öngördüğü şekilde ödenecektir. Verilen bir aylık sürede ödenmemesi durumunda</text:span><text:span text:style-name="T547"><text:s/>ise dönem sonuna kadar açılabilecek tahliye davası için temerrüt sebebi olacaktır. Kiraya veren tarafından, güvence bedelinin geri ödenmesinde herhangi bir fark veya faiz ödenmez.<text:s/></text:span><text:span text:style-name="T548">342</text:span></text:p>
      <text:p text:style-name="P549"><text:span text:style-name="T550">3.8.</text:span><text:span text:style-name="T551"><text:s/>Kiracı aidat, elektrik, su, doğalgaz, çevre temizlik vergisi gibi<text:s/></text:span><text:span text:style-name="T552">kullanımdan kaynaklanan sair giderleri ödemeyi kabul ve taahhüt eder. Kiracı varsa, elektrik, su, doğalgaz, telefon aboneliklerini derhal devralmakla yükümlüdür. Sözleşme süresi içerisinde tahakkuk edecek,</text:span><text:span text:style-name="T553"><text:s/></text:span><text:span text:style-name="T554">elektrik, su, doğalgaz, aidat vs. tüm giderlerden<text:s/></text:span><text:span text:style-name="T555">kiracı sorumlu olacaktır.</text:span></text:p>
      <text:p text:style-name="P556"><text:span text:style-name="T557">3.9.</text:span><text:span text:style-name="T558"><text:s/>Kiracı, kiralanan yerin kira süresince kullanımı ve kira süresinin bitiminde boşaltılması sırasında üçüncü şahıslara vereceği zararlar da dahil olmak üzere her türlü zarar ve ziyandan münhasıran sorumludur. Doğmuş ve/veya doğ</text:span><text:span text:style-name="T559">acak herhangi bir zarar ve ziyan kiracının onay ya da izni aranmaksızın kiraya veren tarafından karşılanarak varsa güvence bedelinden mahsup edilebilir. Ancak verilen güvence bedelinin zarar, ziyanı karşılamaması durumunda, kiracı güvence bedelini aşan zar</text:span><text:span text:style-name="T560">ar ve ziyanı ayrıca tazmin etmeyi ve “ceza” ödemeyi peşinen kabul, beyan ve taahhüt eder.</text:span></text:p>
      <text:p text:style-name="P561"><text:span text:style-name="T562">3.10.</text:span><text:span text:style-name="T563"><text:s/>Kiracı mecurun yönetim planını, güvenlik tedbirlerini, işletme projesini, kira başlangıcında okumuştur, bilgisi dahilindedir,</text:span><text:span text:style-name="T564"><text:s/>mevcut kurallara ve sonradan eklenen kurallara</text:span><text:span text:style-name="T565"><text:s/>istisnasız uyacak, bu husu</text:span><text:span text:style-name="T566">slardan doğacak yükümlülüklerini yerine getirecek ve kiraya vereni,<text:s/></text:span><text:span text:style-name="T567">kiralanan ile ilgili gelişmelerden zamanında haberdar edecektir. Aksi halde gelecek zararlardan kendisi sorumlu olacaktır. Kiracı kiralanan bağımsız bölümün bulunduğu yapıdaki ortak alanla</text:span><text:span text:style-name="T568">ra kiraya verenin yazılı onayı olmaksızın müdahalede bulunamaz, kullanamaz.</text:span></text:p>
      <text:p text:style-name="P569"><text:span text:style-name="T570">3.11. Artış:</text:span><text:span text:style-name="T571"><text:s/></text:span><text:span text:style-name="T572">M</text:span><text:span text:style-name="T573">ecur</text:span><text:span text:style-name="T574">un</text:span><text:span text:style-name="T575"><text:s/>kira bedeli “Asgari<text:s/></text:span><text:span text:style-name="T576">Ücrete</text:span><text:span text:style-name="T577">” bağlı olacak, kira başlangıç tarihine veya kira süresine bakılmaksızın “Asgari<text:s/></text:span><text:span text:style-name="T578">Ücrete</text:span><text:span text:style-name="T579">” yapılacak olan her<text:s/></text:span><text:span text:style-name="T580">artışa bağlı olarak, “Asgari Ücret” artış oranında artırılacaktır. “Asgari<text:s/></text:span><text:span text:style-name="T581">Ücrette</text:span><text:span text:style-name="T582">” artış olduğu her durumda, kira dönemi süre sonuna kadar olan fark hesap edilerek, artışın</text:span><text:span text:style-name="T583"><text:s/>Resmî Gazete ’de</text:span><text:span text:style-name="T584"><text:s/>yürürlüğe girdiği tarih itibarı ile kiraya verene ödenecektir. Kira bedeli farkı<text:s/></text:span><text:span text:style-name="T585">zamanında ödenmezse temerrüt oluşur, ödenmeyen miktara işbu sözleşmeyle belirlenen temerrüt faizi oranında fark eklenerek ödenecektir. Zamanında ödenmeyen farkın sonradan ödenmesi, ihbar ve ihtara gerek olmadan kiraya veren tarafından ihtirazı kayıtla alın</text:span><text:span text:style-name="T586">mış kabul edilecektir. Her hâlü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587">344</text:span></text:p>
      <text:p text:style-name="P588"/>
      <text:soft-page-break/>
      <text:p text:style-name="P589"><text:span text:style-name="T590">MADDE 4 - DİĞER</text:span></text:p>
      <text:p text:style-name="P591"><text:span text:style-name="T592">4.1. Mücbir Sebep:<text:s/></text:span><text:span text:style-name="T593">Doğal afet veya ülkenin dahil olduğu savaşın mücbir sebep kabul edilebilmesi ancak ilgili Bakanlık tarafından bu hususun mücbir sebep olarak ilan edilmesi halinde, belirlediği süre boyunca mümkündür. Taşınmazda meydana g</text:span><text:span text:style-name="T594">elebilecek yangın, su basması, tahribat vb. hallerden doğan zarar ve ziyan kiracı tarafından tazmin edilecektir.</text:span></text:p>
      <text:p text:style-name="P595"><text:span text:style-name="T596">4.2. Şahit:</text:span><text:span text:style-name="T597"><text:s/>Şahit, sözleşmeyi imzalayan kişinin sözleşmede adı geçen kişi olduğuna ve işbu sözleşmeyi yanında imzaladığına şahitlik ettiğini ka</text:span><text:span text:style-name="T598">bul ve beyan etmiştir. Kiracı tüzel bir kişilik ise firma imza yetkilisi şahsen şahittir ve bu sözleşmeye attığı imza ile, sözleşme şartlarına uyulmaması ve/veya bu sözleşmeyle bağlantılı tahliye taahhütnamesi vb. belgeler ile ortaya çıkabilecek her türlü<text:s/></text:span><text:span text:style-name="T599">maddi ve manevi zararların karşılanması hususunda, tüzel kişilik olan kiracı ile birlikte şahsi olarak, işbu sözleşme kapsamında ve varsa uzayan dönemlerde de tahakkuk edebilecek her türlü ödemeden de<text:s/></text:span><text:span text:style-name="T600">şahsen<text:s/></text:span><text:span text:style-name="T601">müteselsil sorumlu olacağını kabul, taahhüt ve beyan et</text:span><text:span text:style-name="T602">miştir.<text:s/></text:span></text:p>
      <text:p text:style-name="P603"/>
      <text:p text:style-name="P604"><text:span text:style-name="T605">MADDE 5 – ÖZEL ŞARTLAR</text:span></text:p>
      <text:p text:style-name="P606"><text:span text:style-name="T607">5</text:span><text:span text:style-name="T608">.</text:span><text:span text:style-name="T609">1.</text:span><text:span text:style-name="T610"><text:s/></text:span><text:span text:style-name="T611">Kiralanan yer 60 m2 çatılı işyeridir. Klima, ferforje</text:span><text:span text:style-name="T612"><text:s/>korkuluklu mermer</text:span><text:span text:style-name="T613"><text:s/>merdiven, tuvalet ve lavabo vardır. Elektrik ve su abonesi vardır.</text:span></text:p>
      <text:p text:style-name="P614"><text:span text:style-name="T615">5.2.</text:span></text:p>
      <text:p text:style-name="P616"><text:span text:style-name="T617"><text:s/></text:span></text:p>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text:span text:style-name="T650">İşbu akitteki bilgilerin doğruluğunu ve sözleşmenin tüm şartlarına uyacağımı,<text:s/></text:span><text:span text:style-name="T651">uyuşmazlıkların çö</text:span><text:span text:style-name="T652">zümü için Tokat Adliyesi Mahkeme ve İcra Dairelerinin salahiyetini</text:span><text:span text:style-name="T653"><text:s/>peşinen kabul ettiğimi, işbu sözleşmeyi okuduktan sonra hür irademle imzaladığımı, beyan, kabul ve taahhüt ederim.</text:span></text:p>
      <text:p text:style-name="P654"/>
      <text:p text:style-name="P655"/>
      <text:p text:style-name="P656"><text:span text:style-name="T657">EK SÖZLEŞME</text:span><text:span text:style-name="T658"><text:s/>–<text:s/></text:span><text:span text:style-name="T659">TAAHHÜTNAME</text:span></text:p>
      <text:p text:style-name="P660"/>
      <text:p text:style-name="P661">TAAHHÜDÜN</text:p>
      <text:p text:style-name="P662">Düzenleme Tarihi<text:tab/><text:s text:c="2"/><text:tab/>:</text:p>
      <text:p text:style-name="P663">Konusu<text:tab/><text:tab/><text:tab/><text:tab/>: Bu taahhütname belirlenen tarihte kiracının mecuru tahliyesi hususundadır.</text:p>
      <text:p text:style-name="P664"/>
      <text:p text:style-name="P665">MECURUN</text:p>
      <text:p text:style-name="P666">Taahhüt edilen tahliye tarihi<text:tab/>:</text:p>
      <text:p text:style-name="P667">Adresi<text:tab/><text:tab/><text:tab/><text:tab/>:</text:p>
      <text:p text:style-name="P668"/>
      <text:p text:style-name="P669"/>
      <text:p text:style-name="P670"><text:span text:style-name="T671">KİRA SÖZLEŞME</text:span><text:span text:style-name="T672">Sİ</text:span><text:span text:style-name="T673"><text:s/></text:span></text:p>
      <text:p text:style-name="P674">Tarihi<text:s/><text:tab/><text:tab/><text:tab/><text:tab/>:</text:p>
      <text:p text:style-name="P675"><text:span text:style-name="T676">No</text:span><text:span text:style-name="T677"><text:tab/></text:span><text:span text:style-name="T678"><text:tab/></text:span><text:span text:style-name="T679"><text:tab/></text:span><text:span text:style-name="T680"><text:tab/>:</text:span></text:p>
      <text:p text:style-name="P681">Kira başlangıç tarihi<text:tab/><text:tab/>:<text:tab/></text:p>
      <text:p text:style-name="P682"/>
      <text:p text:style-name="P683"/>
      <text:p text:style-name="P684"/>
      <text:p text:style-name="P685"/>
      <text:p text:style-name="P686"><text:span text:style-name="T687"><text:tab/>İşbu taahhütname ile halen tahtı<text:s/></text:span><text:span text:style-name="T688">icarımda bulunan mecuru; belirlediğimiz tarihte, aramızda imzaladığımız kira sözleşmesinin şartlarına bağlı kalarak, hiçbir kanuni merasime, ihtar ve protesto keşidesine, cevap itasına, tebliğ ve tebellüğe, hiçbir hüküm istihsaline ve mahkemeden ilam almay</text:span><text:span text:style-name="T689">a hacet kalmaksızın kayıtsız ve şartsız olarak boşaltmayı, tahliye etmeyi kesin olarak hür irademle beyan, kabul ve taahhüt ediyorum.</text:span></text:p>
      <text:p text:style-name="P690"/>
      <text:p text:style-name="P691"><text:span text:style-name="T692"><text:tab/>Gününde tahliye edemediğim veya etmediğim</text:span><text:span text:style-name="T693"><text:s/>veya işbu taahhütnameye veya imzama haksız olarak itiraz ettiğim</text:span><text:span text:style-name="T694"><text:s/>takdirde</text:span><text:span text:style-name="T695">,</text:span><text:span text:style-name="T696"><text:s/>geçen her gün için,<text:s/></text:span><text:span text:style-name="T697">sözleşme ile belirlediğimiz<text:s/></text:span><text:span text:style-name="T698">yıllık kira bedelinin,</text:span><text:span text:style-name="T699"><text:s/>TUIK ’in açıkladığı on iki aylık ortalamalara göre “Tahliye Tarihindeki” ay TUFE değişim oranında güncellenmiş yeni miktar</text:span><text:span text:style-name="T700">ı</text:span><text:span text:style-name="T701">nın</text:span><text:span text:style-name="T702"><text:s/></text:span><text:span text:style-name="T703">yüzde biri oranında<text:s/></text:span><text:span text:style-name="T704">günlük ceza bedeli ödemeyi</text:span><text:span text:style-name="T705">;</text:span><text:span text:style-name="T706"><text:s/></text:span><text:span text:style-name="T707">işbu sözleşmede belirlenen “Tahliye Tarihinin” ceza başlangıç tarihi olarak kabul edileceğini;<text:s/></text:span><text:span text:style-name="T708">kiraya veren veya yetkili kanuni vekili tarafından aleyhime yapılacak, her türlü icra takibat ve mahkeme<text:s/></text:span><text:span text:style-name="T709">masrafları, avukatlık ücretleri, noter giderleri ve benzeri tüm ücretlerinde tamamen şahsım tarafından karşılanacağını şimdiden kabul, beyan ve taahhüt ediyorum.<text:s/></text:span></text:p>
      <text:p text:style-name="P710"/>
      <text:p text:style-name="P711"><text:span text:style-name="T712">İşbu taahhütnameyi imzaladığım tarih itibarı ile kiraya verenden kira bedeli</text:span><text:span text:style-name="T713">, güvence bedeli</text:span><text:span text:style-name="T714"><text:s/>dahil hiçbir al</text:span><text:span text:style-name="T715">acağım kalmamıştır. İşbu taahhütnameyi hür irademle okudum ve imzalıyorum.</text:span></text:p>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soft-page-break/>
      <text:p text:style-name="P733"><text:span text:style-name="T734">ABONE GEREKTİREN DURUMLAR</text:span><text:span text:style-name="T735"><text:s/>VE DİĞER ŞARTLAR İÇİN EK SÖZLEŞME</text:span></text:p>
      <text:p text:style-name="P736"/>
      <text:p text:style-name="P737">Kiralanan Tek bir parselde birden fazla kiracı barındıran bir yapıdadır. Tek tapu olması<text:s/>nedeniyle her kiracı için ayrı bir abone kanunen mümkün değildir. Bu nedenle elektrik ve su ortak kullanım şartları ile kullanılabilecektir.</text:p>
      <text:list text:style-name="LFO2" text:continue-numbering="true">
        <text:list-item>
          <text:p text:style-name="P738">ELEKTRİK<text:tab/><text:tab/><text:tab/><text:tab/><text:tab/><text:tab/><text:tab/><text:tab/><text:tab/><text:tab/><text:tab/><text:tab/></text:p>
        </text:list-item>
      </text:list>
      <text:p text:style-name="P739"><text:span text:style-name="T740">Mecurda tek bir elektrik abonesi bulunmaktadır. Elektrik ödemeleri süzme sayaç yazarları hesap</text:span><text:span text:style-name="T741">lanarak kiraya veren tarafından tahsil edilerek işletmeye ödenecektir. Ödemeler her ayın 6. Günü yapılacaktır. Kiraya veren elektrik bedellerinin belirlenmesinde fatura miktarını ve süzme sayaç yazarlarını dikkate alarak tahsilat yapacaktır. Kiralananda bu</text:span><text:span text:style-name="T742">lunan ana pano ve elektrik tesisatı, aşağıdaki şartlar dahilinde kiracı tarafından ücretsiz olarak kullanılacaktır.</text:span></text:p>
      <text:list text:style-name="LFO3" text:continue-numbering="true">
        <text:list-item>
          <text:p text:style-name="P743"><text:span text:style-name="T744">Kiracı, kiraya verene ait abone ve pano üzerinden elektrik kullanımı sağlayacaktır.</text:span></text:p>
        </text:list-item>
        <text:list-item>
          <text:p text:style-name="P745"><text:span text:style-name="T746">Kiracının aylık elektrik tüketimi bir süzme sayaç ile ka</text:span><text:span text:style-name="T747">yıt altına alınacaktır.</text:span></text:p>
        </text:list-item>
        <text:list-item>
          <text:p text:style-name="P748"><text:span text:style-name="T749">Ana panodan kiracıya 100 amperlik sigorta ile enerji verilmektedir.</text:span></text:p>
        </text:list-item>
        <text:list-item>
          <text:p text:style-name="P750">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751">Kiracının ekipmanlarında ana panoda kendisine tahsis edilen sigorta ve sayaç da dahil olmak üzere<text:s/>oluşabilecek elektrik tesisatı kaynaklı arızaların sorumluluğu tamamen kiracıya aittir.</text:p>
        </text:list-item>
        <text:list-item>
          <text:p text:style-name="P752">Kiracı ana panoda kendisine ait sigortadan sonraki tesisat ve ekipmanlarda oluşabilecek arızalardan münferiden sorumludur.</text:p>
        </text:list-item>
        <text:list-item>
          <text:p text:style-name="P753">Ana panoda oluşabilecek<text:s/>arızalardan, panodan enerji sağlayan tüm kiracılar müştereken sorumludur.</text:p>
        </text:list-item>
        <text:list-item>
          <text:p text:style-name="P754">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755">Teminat bedeli, kira bitiminde borcu olmaması durumunda kiracıya, ödediği miktar kadar iade edilecektir. Teminat iadesinde fiyat farkı, faiz vb. uygulanmaz.</text:p>
        </text:list-item>
      </text:list>
      <text:list text:style-name="LFO2">
        <text:list-item text:start-value="1">
          <text:p text:style-name="P756">SU<text:tab/><text:tab/><text:tab/><text:tab/><text:tab/><text:tab/><text:tab/><text:tab/><text:tab/><text:tab/><text:tab/><text:tab/><text:tab/></text:p>
          <text:list text:continue-numbering="true">
            <text:list-item>
              <text:p text:style-name="P757">Kiralananda ön ödemeli su sayacı kullanıldığından her kiracı payına düşen aylık su kullanım ücretini kiraya verene peşin ödemekle yükümlüdür.</text:p>
            </text:list-item>
            <text:list-item>
              <text:p text:style-name="P758">Her ay mecurda düzenli bulunan her kişi için en az bir ton su bedeli kiraya verene ödenecektir. Toplanan paranın yetmemesi durumunda ek su parası toplanabilir.</text:p>
            </text:list-item>
            <text:list-item>
              <text:p text:style-name="P759">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760">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761">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762"/>
      <text:p text:style-name="P763">Diğer Şartlar:</text:p>
      <text:p text:style-name="P764"/>
      <text:p text:style-name="P765"/>
      <text:p text:style-name="P7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P7"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dem DUMAN</text:span></text:p>
        <text:p text:style-name="P7">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4-02T13:12:00Z</dc:date>
    <meta:print-date>2023-11-02T07:25:00Z</meta:print-date>
    <meta:template xlink:href="Normal" xlink:type="simple"/>
    <meta:editing-cycles>38</meta:editing-cycles>
    <meta:editing-duration>PT105180S</meta:editing-duration>
    <meta:document-statistic meta:page-count="7" meta:paragraph-count="53" meta:word-count="4032" meta:character-count="26966" meta:row-count="191" meta:non-whitespace-character-count="22987"/>
  </office:meta>
</office:document-meta>
</file>